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237.91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28.6pt"/>
    </style:style>
    <style:style style:name="co5" style:family="table-column">
      <style:table-column-properties fo:break-before="auto" style:column-width="46.66pt"/>
    </style:style>
    <style:style style:name="co6" style:family="table-column">
      <style:table-column-properties fo:break-before="auto" style:column-width="79.26pt"/>
    </style:style>
    <style:style style:name="co7" style:family="table-column">
      <style:table-column-properties fo:break-before="auto" style:column-width="33.45pt"/>
    </style:style>
    <style:style style:name="co8" style:family="table-column">
      <style:table-column-properties fo:break-before="auto" style:column-width="34.3pt"/>
    </style:style>
    <style:style style:name="co9" style:family="table-column">
      <style:table-column-properties fo:break-before="auto" style:column-width="39.46pt"/>
    </style:style>
    <style:style style:name="co10" style:family="table-column">
      <style:table-column-properties fo:break-before="auto" style:column-width="43.71pt"/>
    </style:style>
    <style:style style:name="co11" style:family="table-column">
      <style:table-column-properties fo:break-before="auto" style:column-width="37.7pt"/>
    </style:style>
    <style:style style:name="co12" style:family="table-column">
      <style:table-column-properties fo:break-before="auto" style:column-width="57.46pt"/>
    </style:style>
    <style:style style:name="co13" style:family="table-column">
      <style:table-column-properties fo:break-before="auto" style:column-width="45.44pt"/>
    </style:style>
    <style:style style:name="co14" style:family="table-column">
      <style:table-column-properties fo:break-before="auto" style:column-width="42.86pt"/>
    </style:style>
    <style:style style:name="co15" style:family="table-column">
      <style:table-column-properties fo:break-before="auto" style:column-width="27.41pt"/>
    </style:style>
    <style:style style:name="co16" style:family="table-column">
      <style:table-column-properties fo:break-before="auto" style:column-width="36.85pt"/>
    </style:style>
    <style:style style:name="co17" style:family="table-column">
      <style:table-column-properties fo:break-before="auto" style:column-width="16.61pt"/>
    </style:style>
    <style:style style:name="co18" style:family="table-column">
      <style:table-column-properties fo:break-before="auto" style:column-width="40.65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37.19pt"/>
    </style:style>
    <style:style style:name="co21" style:family="table-column">
      <style:table-column-properties fo:break-before="auto" style:column-width="144.96pt"/>
    </style:style>
    <style:style style:name="ro1" style:family="table-row">
      <style:table-row-properties style:row-height="51.65pt" fo:break-before="auto" style:use-optimal-row-height="fals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cc0000" style:text-align-source="fix" style:repeat-content="false" fo:border="none"/>
      <style:paragraph-properties fo:text-align="center" fo:margin-left="0pt"/>
    </style:style>
    <style:style style:name="ce30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fo:background-color="#cc0000"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fo:background-color="#66ff66" style:text-align-source="fix" style:repeat-content="false"/>
      <style:paragraph-properties fo:text-align="start" fo:margin-left="0pt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46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4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5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color="#ff3333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3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5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5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</style:style>
    <style:style style:name="ce57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9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2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16"/>
    </style:style>
    <style:style style:name="ce6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17"/>
    </style:style>
    <style:style style:name="ce6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18"/>
    </style:style>
    <style:style style:name="ce6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19"/>
    </style:style>
    <style:style style:name="ce6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16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22"/>
    </style:style>
    <style:style style:name="ce7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0"/>
    </style:style>
    <style:style style:name="ce7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3"/>
    </style:style>
    <style:style style:name="ce72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  <style:map style:condition="cell-content()&gt;0.649" style:apply-style-name="above" style:base-cell-address="Tabelle1.AB34"/>
    </style:style>
    <style:style style:name="ce7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74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  <style:map style:condition="cell-content()&gt;0.649" style:apply-style-name="above" style:base-cell-address="Tabelle1.AB36"/>
    </style:style>
    <style:style style:name="ce7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7"/>
    </style:style>
    <style:style style:name="ce7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8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9"/>
    </style:style>
    <style:style style:name="ce7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0"/>
    </style:style>
    <style:style style:name="ce7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1"/>
    </style:style>
    <style:style style:name="ce8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1"/>
    </style:style>
    <style:style style:name="ce8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4"/>
    </style:style>
    <style:style style:name="ce8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5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6"/>
    </style:style>
    <style:style style:name="ce8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7"/>
    </style:style>
    <style:style style:name="ce8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8"/>
    </style:style>
    <style:style style:name="ce8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0"/>
    </style:style>
    <style:style style:name="ce8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51"/>
    </style:style>
    <style:style style:name="ce8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2"/>
    </style:style>
    <style:style style:name="ce8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3"/>
    </style:style>
    <style:style style:name="ce9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4"/>
    </style:style>
    <style:style style:name="ce9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5"/>
    </style:style>
    <style:style style:name="ce9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9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57"/>
    </style:style>
    <style:style style:name="ce9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58"/>
    </style:style>
    <style:style style:name="ce9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61"/>
    </style:style>
    <style:style style:name="ce9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62"/>
    </style:style>
    <style:style style:name="ce9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63"/>
    </style:style>
    <style:style style:name="ce9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64"/>
    </style:style>
    <style:style style:name="ce9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73"/>
    </style:style>
    <style:style style:name="ce10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74"/>
    </style:style>
    <style:style style:name="ce10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75"/>
    </style:style>
    <style:style style:name="ce10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76"/>
    </style:style>
    <style:style style:name="ce10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76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76"/>
    </style:style>
    <style:style style:name="ce10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85"/>
    </style:style>
    <style:style style:name="ce10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85"/>
    </style:style>
    <style:style style:name="ce10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AB85"/>
    </style:style>
    <style:style style:name="ce108" style:family="table-cell" style:parent-style-name="Default" style:data-style-name="N123">
      <style:table-cell-properties fo:background-color="#00ff66" style:text-align-source="fix" style:repeat-content="false"/>
      <style:paragraph-properties fo:text-align="center" fo:margin-left="0pt"/>
      <style:text-properties style:use-window-font-color="true"/>
    </style:style>
    <style:style style:name="ce10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</style:style>
    <style:style style:name="ce11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2"/>
    </style:style>
    <style:style style:name="ce11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"/>
    </style:style>
    <style:style style:name="ce11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"/>
    </style:style>
    <style:style style:name="ce11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6"/>
    </style:style>
    <style:style style:name="ce11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7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8"/>
    </style:style>
    <style:style style:name="ce11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9"/>
    </style:style>
    <style:style style:name="ce11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16"/>
    </style:style>
    <style:style style:name="ce12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2"/>
    </style:style>
    <style:style style:name="ce12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22"/>
    </style:style>
    <style:style style:name="ce12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0"/>
    </style:style>
    <style:style style:name="ce12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3"/>
    </style:style>
    <style:style style:name="ce124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4"/>
    </style:style>
    <style:style style:name="ce12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2"/>
    </style:style>
    <style:style style:name="ce126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6"/>
    </style:style>
    <style:style style:name="ce12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37"/>
    </style:style>
    <style:style style:name="ce12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8"/>
    </style:style>
    <style:style style:name="ce12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39"/>
    </style:style>
    <style:style style:name="ce13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40"/>
    </style:style>
    <style:style style:name="ce13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41"/>
    </style:style>
    <style:style style:name="ce13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1"/>
    </style:style>
    <style:style style:name="ce13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4"/>
    </style:style>
    <style:style style:name="ce13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5"/>
    </style:style>
    <style:style style:name="ce13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6"/>
    </style:style>
    <style:style style:name="ce13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7"/>
    </style:style>
    <style:style style:name="ce13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8"/>
    </style:style>
    <style:style style:name="ce13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0"/>
    </style:style>
    <style:style style:name="ce13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  <style:map style:condition="cell-content()&gt;0.649" style:apply-style-name="above" style:base-cell-address="Tabelle1.AG50"/>
    </style:style>
    <style:style style:name="ce14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2"/>
    </style:style>
    <style:style style:name="ce14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3"/>
    </style:style>
    <style:style style:name="ce14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4"/>
    </style:style>
    <style:style style:name="ce14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6"/>
    </style:style>
    <style:style style:name="ce14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8"/>
    </style:style>
    <style:style style:name="ce14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9"/>
    </style:style>
    <style:style style:name="ce14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  <style:map style:condition="cell-content()&gt;0.649" style:apply-style-name="above" style:base-cell-address="Tabelle1.AG59"/>
    </style:style>
    <style:style style:name="ce14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  <style:map style:condition="cell-content()&gt;0.649" style:apply-style-name="above" style:base-cell-address="Tabelle1.AG56"/>
    </style:style>
    <style:style style:name="ce14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56"/>
    </style:style>
    <style:style style:name="ce14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3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18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9" table:default-cell-style-name="ce24"/>
        <table:table-column table:style-name="co11" table:default-cell-style-name="ce6"/>
        <table:table-column table:style-name="co12" table:default-cell-style-name="ce6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5" table:default-cell-style-name="ce24"/>
        <table:table-column table:style-name="co17" table:number-columns-repeated="2" table:default-cell-style-name="ce24"/>
        <table:table-column table:style-name="co18" table:default-cell-style-name="ce24"/>
        <table:table-column table:style-name="co18" table:number-columns-repeated="2" table:default-cell-style-name="ce47"/>
        <table:table-column table:style-name="co19" table:number-columns-repeated="2" table:default-cell-style-name="ce24"/>
        <table:table-column table:style-name="co20" table:number-columns-repeated="5" table:default-cell-style-name="ce55"/>
        <table:table-column table:style-name="co20" table:default-cell-style-name="ce149"/>
        <table:table-column table:style-name="co20" table:default-cell-style-name="ce55"/>
        <table:table-column table:style-name="co21" table:default-cell-style-name="ce24"/>
        <table:table-column table:style-name="co19" table:number-columns-repeated="989" table:default-cell-style-name="ce24"/>
        <table:table-row table:style-name="ro1">
          <table:table-cell office:value-type="string" calcext:value-type="string">
            <text:p>timestamp</text:p>
          </table:table-cell>
          <table:table-cell table:style-name="ce4" office:value-type="string" calcext:value-type="string">
            <text:p>embedding</text:p>
          </table:table-cell>
          <table:table-cell table:style-name="ce14" office:value-type="string" calcext:value-type="string">
            <text:p>embeddings</text:p>
          </table:table-cell>
          <table:table-cell table:style-name="ce22" office:value-type="string" calcext:value-type="string">
            <text:p>vocabulary</text:p>
          </table:table-cell>
          <table:table-cell table:style-name="ce22" office:value-type="string" calcext:value-type="string">
            <text:p>words in embeddings</text:p>
          </table:table-cell>
          <table:table-cell table:style-name="ce22" office:value-type="string" calcext:value-type="string">
            <text:p>dimensionality</text:p>
          </table:table-cell>
          <table:table-cell table:style-name="ce22" office:value-type="string" calcext:value-type="string">
            <text:p>backend</text:p>
          </table:table-cell>
          <table:table-cell table:style-name="ce22" office:value-type="string" calcext:value-type="string">
            <text:p>classifier</text:p>
          </table:table-cell>
          <table:table-cell table:style-name="ce22" office:value-type="string" calcext:value-type="string">
            <text:p>epochs</text:p>
          </table:table-cell>
          <table:table-cell table:style-name="ce22" office:value-type="string" calcext:value-type="string">
            <text:p>dropout</text:p>
          </table:table-cell>
          <table:table-cell table:style-name="ce22" office:value-type="string" calcext:value-type="string">
            <text:p>lstm_size</text:p>
          </table:table-cell>
          <table:table-cell table:style-name="ce22" office:value-type="string" calcext:value-type="string">
            <text:p>padding</text:p>
          </table:table-cell>
          <table:table-cell table:style-name="ce22" office:value-type="string" calcext:value-type="string">
            <text:p>batch_size</text:p>
          </table:table-cell>
          <table:table-cell table:style-name="ce4" office:value-type="string" calcext:value-type="string">
            <text:p>optimizer</text:p>
          </table:table-cell>
          <table:table-cell table:style-name="ce38" office:value-type="string" calcext:value-type="string">
            <text:p>loss</text:p>
          </table:table-cell>
          <table:table-cell table:style-name="ce22" office:value-type="string" calcext:value-type="string">
            <text:p>activation1</text:p>
          </table:table-cell>
          <table:table-cell table:style-name="ce22" office:value-type="string" calcext:value-type="string">
            <text:p>activation2</text:p>
          </table:table-cell>
          <table:table-cell table:style-name="ce22" office:value-type="string" calcext:value-type="string">
            <text:p>v split</text:p>
          </table:table-cell>
          <table:table-cell table:style-name="ce22" office:value-type="string" calcext:value-type="string">
            <text:p>layers</text:p>
          </table:table-cell>
          <table:table-cell table:style-name="ce22" office:value-type="string" calcext:value-type="string">
            <text:p>pre_</text:p>
            <text:p>seed</text:p>
          </table:table-cell>
          <table:table-cell table:style-name="ce22" office:value-type="string" calcext:value-type="string">
            <text:p>runs</text:p>
          </table:table-cell>
          <table:table-cell table:style-name="ce22" office:value-type="string" calcext:value-type="string">
            <text:p>run</text:p>
          </table:table-cell>
          <table:table-cell table:style-name="ce22" office:value-type="string" calcext:value-type="string">
            <text:p>run1</text:p>
            <text:p>seed</text:p>
          </table:table-cell>
          <table:table-cell table:style-name="ce43" office:value-type="string" calcext:value-type="string">
            <text:p>run2</text:p>
            <text:p>seed</text:p>
          </table:table-cell>
          <table:table-cell table:style-name="ce43" office:value-type="string" calcext:value-type="string">
            <text:p>run3</text:p>
            <text:p>seed</text:p>
          </table:table-cell>
          <table:table-cell table:style-name="ce22" office:value-type="string" calcext:value-type="string">
            <text:p>run4</text:p>
            <text:p>seed</text:p>
          </table:table-cell>
          <table:table-cell table:style-name="ce22" office:value-type="string" calcext:value-type="string">
            <text:p>run5</text:p>
            <text:p>seed</text:p>
          </table:table-cell>
          <table:table-cell table:style-name="ce59" office:value-type="string" calcext:value-type="string">
            <text:p>run1</text:p>
            <text:p>acc</text:p>
          </table:table-cell>
          <table:table-cell table:style-name="ce59" office:value-type="string" calcext:value-type="string">
            <text:p>run2</text:p>
            <text:p>acc</text:p>
          </table:table-cell>
          <table:table-cell table:style-name="ce59" office:value-type="string" calcext:value-type="string">
            <text:p>run3</text:p>
            <text:p>acc</text:p>
          </table:table-cell>
          <table:table-cell table:style-name="ce59" office:value-type="string" calcext:value-type="string">
            <text:p>run4</text:p>
            <text:p>acc</text:p>
          </table:table-cell>
          <table:table-cell table:style-name="ce59" office:value-type="string" calcext:value-type="string">
            <text:p>run5</text:p>
            <text:p>acc</text:p>
          </table:table-cell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-dev</text:p>
          </table:table-cell>
          <table:table-cell table:style-name="ce22" office:value-type="string" calcext:value-type="string">
            <text:p>layer order</text:p>
          </table:table-cell>
          <table:table-cell table:style-name="ce22" office:value-type="string" calcext:value-type="string">
            <text:p>train data</text:p>
          </table:table-cell>
          <table:table-cell table:style-name="ce22"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1" calcext:value-type="float">
            <text:p>1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572784810127" calcext:value-type="float">
            <text:p>0.573</text:p>
          </table:table-cell>
          <table:table-cell table:style-name="ce60" office:value-type="float" office:value="0.607594936709" calcext:value-type="float">
            <text:p>0.608</text:p>
          </table:table-cell>
          <table:table-cell table:style-name="ce60" office:value-type="float" office:value="0.651898734177" calcext:value-type="float">
            <text:p>0.652</text:p>
          </table:table-cell>
          <table:table-cell table:style-name="ce52" table:number-columns-repeated="2"/>
          <table:table-cell table:style-name="ce112" table:formula="of:=AVERAGE([.AB2:.AF2])" office:value-type="float" office:value="0.610759493671" calcext:value-type="float">
            <text:p>0.611</text:p>
          </table:table-cell>
          <table:table-cell table:style-name="ce150" table:formula="of:=STDEV([.AB2:.AD2])" office:value-type="float" office:value="0.0396517850824096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8"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1" calcext:value-type="float">
            <text:p>1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51898734177" calcext:value-type="float">
            <text:p>0.652</text:p>
          </table:table-cell>
          <table:table-cell table:style-name="ce60" office:value-type="float" office:value="0.604430379747" calcext:value-type="float">
            <text:p>0.604</text:p>
          </table:table-cell>
          <table:table-cell table:style-name="ce60" office:value-type="float" office:value="0.629746835443" calcext:value-type="float">
            <text:p>0.630</text:p>
          </table:table-cell>
          <table:table-cell table:style-name="ce52" table:number-columns-repeated="2"/>
          <table:table-cell table:style-name="ce112" table:formula="of:=AVERAGE([.AB3:.AF3])" office:value-type="float" office:value="0.628691983122333" calcext:value-type="float">
            <text:p>0.629</text:p>
          </table:table-cell>
          <table:table-cell table:style-name="ce150" table:formula="of:=STDEV([.AB3:.AD3])" office:value-type="float" office:value="0.0237517515803958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48734177215" calcext:value-type="float">
            <text:p>0.649</text:p>
          </table:table-cell>
          <table:table-cell table:style-name="ce60" office:value-type="float" office:value="0.639240506329" calcext:value-type="float">
            <text:p>0.639</text:p>
          </table:table-cell>
          <table:table-cell table:style-name="ce60" office:value-type="float" office:value="0.607594936709" calcext:value-type="float">
            <text:p>0.608</text:p>
          </table:table-cell>
          <table:table-cell table:style-name="ce52" table:number-columns-repeated="2"/>
          <table:table-cell table:style-name="ce112" table:formula="of:=AVERAGE([.AB4:.AF4])" office:value-type="float" office:value="0.631856540084333" calcext:value-type="float">
            <text:p>0.632</text:p>
          </table:table-cell>
          <table:table-cell table:style-name="ce151" table:formula="of:=STDEV([.AB4:.AD4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2" calcext:value-type="float">
            <text:p>2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39240506329" calcext:value-type="float">
            <text:p>0.639</text:p>
          </table:table-cell>
          <table:table-cell table:style-name="ce60" office:value-type="float" office:value="0.632911392405" calcext:value-type="float">
            <text:p>0.633</text:p>
          </table:table-cell>
          <table:table-cell table:style-name="ce60" office:value-type="float" office:value="0.585443037975" calcext:value-type="float">
            <text:p>0.585</text:p>
          </table:table-cell>
          <table:table-cell table:style-name="ce52" table:number-columns-repeated="2"/>
          <table:table-cell table:style-name="ce112" table:formula="of:=AVERAGE([.AB5:.AF5])" office:value-type="float" office:value="0.619198312236333" calcext:value-type="float">
            <text:p>0.619</text:p>
          </table:table-cell>
          <table:table-cell table:style-name="ce150" table:formula="of:=STDEV([.AB5:.AD5])" office:value-type="float" office:value="0.0294037127946305" calcext:value-type="float">
            <text:p>0.02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2" calcext:value-type="float">
            <text:p>2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13924050633" calcext:value-type="float">
            <text:p>0.614</text:p>
          </table:table-cell>
          <table:table-cell table:style-name="ce60" office:value-type="float" office:value="0.591772151899" calcext:value-type="float">
            <text:p>0.592</text:p>
          </table:table-cell>
          <table:table-cell table:style-name="ce60" office:value-type="float" office:value="0.610759493671" calcext:value-type="float">
            <text:p>0.611</text:p>
          </table:table-cell>
          <table:table-cell table:style-name="ce52" table:number-columns-repeated="2"/>
          <table:table-cell table:style-name="ce112" table:formula="of:=AVERAGE([.AB6:.AF6])" office:value-type="float" office:value="0.605485232067667" calcext:value-type="float">
            <text:p>0.605</text:p>
          </table:table-cell>
          <table:table-cell table:style-name="ce150" table:formula="of:=STDEV([.AB6:.AD6])" office:value-type="float" office:value="0.0119808192948415" calcext:value-type="float">
            <text:p>0.01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0" office:value-type="float" office:value="3" calcext:value-type="float">
            <text:p>3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01265822785" calcext:value-type="float">
            <text:p>0.601</text:p>
          </table:table-cell>
          <table:table-cell table:style-name="ce60" office:value-type="float" office:value="0.651898734177" calcext:value-type="float">
            <text:p>0.652</text:p>
          </table:table-cell>
          <table:table-cell table:style-name="ce60" office:value-type="float" office:value="0.623417721519" calcext:value-type="float">
            <text:p>0.623</text:p>
          </table:table-cell>
          <table:table-cell table:style-name="ce52" table:number-columns-repeated="2"/>
          <table:table-cell table:style-name="ce112" table:formula="of:=AVERAGE([.AB7:.AF7])" office:value-type="float" office:value="0.625527426160333" calcext:value-type="float">
            <text:p>0.626</text:p>
          </table:table-cell>
          <table:table-cell table:style-name="ce151" table:formula="of:=STDEV([.AB7:.AD7])" office:value-type="float" office:value="0.0253822983447673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3" calcext:value-type="float">
            <text:p>3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591772151899" calcext:value-type="float">
            <text:p>0.592</text:p>
          </table:table-cell>
          <table:table-cell table:style-name="ce60" office:value-type="float" office:value="0.648734177215" calcext:value-type="float">
            <text:p>0.649</text:p>
          </table:table-cell>
          <table:table-cell table:style-name="ce60" office:value-type="float" office:value="0.563291139241" calcext:value-type="float">
            <text:p>0.563</text:p>
          </table:table-cell>
          <table:table-cell table:style-name="ce52" table:number-columns-repeated="2"/>
          <table:table-cell table:style-name="ce112" table:formula="of:=AVERAGE([.AB8:.AF8])" office:value-type="float" office:value="0.601265822785" calcext:value-type="float">
            <text:p>0.601</text:p>
          </table:table-cell>
          <table:table-cell table:style-name="ce150" table:formula="of:=STDEV([.AB8:.AD8])" office:value-type="float" office:value="0.0435054654580935" calcext:value-type="float">
            <text:p>0.04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3" calcext:value-type="float">
            <text:p>3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29746835443" calcext:value-type="float">
            <text:p>0.630</text:p>
          </table:table-cell>
          <table:table-cell table:style-name="ce60" office:value-type="float" office:value="0.553797468354" calcext:value-type="float">
            <text:p>0.554</text:p>
          </table:table-cell>
          <table:table-cell table:style-name="ce60" office:value-type="float" office:value="0.620253164557" calcext:value-type="float">
            <text:p>0.620</text:p>
          </table:table-cell>
          <table:table-cell table:style-name="ce52" table:number-columns-repeated="2"/>
          <table:table-cell table:style-name="ce112" table:formula="of:=AVERAGE([.AB9:.AF9])" office:value-type="float" office:value="0.601265822784667" calcext:value-type="float">
            <text:p>0.601</text:p>
          </table:table-cell>
          <table:table-cell table:style-name="ce150" table:formula="of:=STDEV([.AB9:.AD9])" office:value-type="float" office:value="0.0413819519958818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table:style-name="ce53"/>
          <table:table-cell table:style-name="ce55"/>
          <table:table-cell table:style-name="ce61" office:value-type="float" office:value="0.626582278481" calcext:value-type="float">
            <text:p>0.627</text:p>
          </table:table-cell>
          <table:table-cell table:style-name="ce61" office:value-type="float" office:value="0.541139240506" calcext:value-type="float">
            <text:p>0.541</text:p>
          </table:table-cell>
          <table:table-cell table:style-name="ce61" office:value-type="float" office:value="0.525316455696" calcext:value-type="float">
            <text:p>0.525</text:p>
          </table:table-cell>
          <table:table-cell table:number-columns-repeated="2"/>
          <table:table-cell table:style-name="ce113" table:formula="of:=AVERAGE([.AB10:.AF10])" office:value-type="float" office:value="0.564345991561" calcext:value-type="float">
            <text:p>0.564</text:p>
          </table:table-cell>
          <table:table-cell table:style-name="ce151" table:formula="of:=STDEV([.AB10:.AD10])" office:value-type="float" office:value="0.0544757440240821" calcext:value-type="float">
            <text:p>0.05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2346" calcext:value-type="float">
            <text:p>12346</text:p>
          </table:table-cell>
          <table:table-cell table:style-name="ce46" table:number-columns-repeated="2"/>
          <table:table-cell table:style-name="ce54"/>
          <table:table-cell table:style-name="ce25"/>
          <table:table-cell table:style-name="ce62" office:value-type="float" office:value="0.617088607595" calcext:value-type="float">
            <text:p>0.617</text:p>
          </table:table-cell>
          <table:table-cell table:style-name="ce62" office:value-type="float" office:value="0.607594936709" calcext:value-type="float">
            <text:p>0.608</text:p>
          </table:table-cell>
          <table:table-cell table:style-name="ce62" office:value-type="float" office:value="0.51582278481" calcext:value-type="float">
            <text:p>0.516</text:p>
          </table:table-cell>
          <table:table-cell table:style-name="ce56" table:number-columns-repeated="2"/>
          <table:table-cell table:style-name="ce113" table:formula="of:=AVERAGE([.AB11:.AF11])" office:value-type="float" office:value="0.580168776371333" calcext:value-type="float">
            <text:p>0.580</text:p>
          </table:table-cell>
          <table:table-cell table:style-name="ce151" table:formula="of:=STDEV([.AB11:.AD11])" office:value-type="float" office:value="0.0559270723284467" calcext:value-type="float">
            <text:p>0.05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0" office:value-type="float" office:value="0.642405063291" calcext:value-type="float">
            <text:p>0.642</text:p>
          </table:table-cell>
          <table:table-cell table:style-name="ce60" office:value-type="float" office:value="0.613924050633" calcext:value-type="float">
            <text:p>0.614</text:p>
          </table:table-cell>
          <table:table-cell table:style-name="ce60" office:value-type="float" office:value="0.623417721519" calcext:value-type="float">
            <text:p>0.623</text:p>
          </table:table-cell>
          <table:table-cell table:number-columns-repeated="2"/>
          <table:table-cell table:style-name="ce114" table:formula="of:=AVERAGE([.AB12:.AF12])" office:value-type="float" office:value="0.626582278481" calcext:value-type="float">
            <text:p>0.627</text:p>
          </table:table-cell>
          <table:table-cell table:style-name="ce151" table:formula="of:=STDEV([.AB12:.AD12])" office:value-type="float" office:value="0.0145018218193645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33" office:value-type="float" office:value="0.5" calcext:value-type="float">
            <text:p>0.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3" office:value-type="float" office:value="0.610759493671" calcext:value-type="float">
            <text:p>0.611</text:p>
          </table:table-cell>
          <table:table-cell table:style-name="ce63" office:value-type="float" office:value="0.636075949367" calcext:value-type="float">
            <text:p>0.636</text:p>
          </table:table-cell>
          <table:table-cell table:style-name="ce63" office:value-type="float" office:value="0.582278481013" calcext:value-type="float">
            <text:p>0.582</text:p>
          </table:table-cell>
          <table:table-cell table:style-name="ce56" table:number-columns-repeated="2"/>
          <table:table-cell table:style-name="ce113" table:formula="of:=AVERAGE([.AB13:.AF13])" office:value-type="float" office:value="0.609704641350333" calcext:value-type="float">
            <text:p>0.610</text:p>
          </table:table-cell>
          <table:table-cell table:style-name="ce151" table:formula="of:=STDEV([.AB13:.AD13])" office:value-type="float" office:value="0.0269142422406562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0" office:value-type="float" office:value="0.632911392405" calcext:value-type="float">
            <text:p>0.633</text:p>
          </table:table-cell>
          <table:table-cell table:style-name="ce60" office:value-type="float" office:value="0.642405063291" calcext:value-type="float">
            <text:p>0.642</text:p>
          </table:table-cell>
          <table:table-cell table:style-name="ce60" office:value-type="float" office:value="0.601265822785" calcext:value-type="float">
            <text:p>0.601</text:p>
          </table:table-cell>
          <table:table-cell table:number-columns-repeated="2"/>
          <table:table-cell table:style-name="ce114" table:formula="of:=AVERAGE([.AB14:.AF14])" office:value-type="float" office:value="0.625527426160333" calcext:value-type="float">
            <text:p>0.626</text:p>
          </table:table-cell>
          <table:table-cell table:style-name="ce151" table:formula="of:=STDEV([.AB14:.AD14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0" office:value-type="float" office:value="0.636075949367" calcext:value-type="float">
            <text:p>0.636</text:p>
          </table:table-cell>
          <table:table-cell table:style-name="ce60" office:value-type="float" office:value="0.620253164557" calcext:value-type="float">
            <text:p>0.620</text:p>
          </table:table-cell>
          <table:table-cell table:style-name="ce60" office:value-type="float" office:value="0.632911392405" calcext:value-type="float">
            <text:p>0.633</text:p>
          </table:table-cell>
          <table:table-cell table:number-columns-repeated="2"/>
          <table:table-cell table:style-name="ce114" table:formula="of:=AVERAGE([.AB15:.AF15])" office:value-type="float" office:value="0.629746835443" calcext:value-type="float">
            <text:p>0.630</text:p>
          </table:table-cell>
          <table:table-cell table:style-name="ce151" table:formula="of:=STDEV([.AB15:.AD15])" office:value-type="float" office:value="0.00837263073115007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4" office:value-type="float" office:value="0.566455696203" calcext:value-type="float">
            <text:p>0.566</text:p>
          </table:table-cell>
          <table:table-cell table:number-columns-repeated="2" table:style-name="ce64" office:value-type="float" office:value="0.613924050633" calcext:value-type="float">
            <text:p>0.614</text:p>
          </table:table-cell>
          <table:table-cell table:number-columns-repeated="2"/>
          <table:table-cell table:style-name="ce115" table:formula="of:=AVERAGE([.AB16:.AF16])" office:value-type="float" office:value="0.598101265823" calcext:value-type="float">
            <text:p>0.598</text:p>
          </table:table-cell>
          <table:table-cell table:style-name="ce151" table:formula="of:=STDEV([.AB16:.AD16])" office:value-type="float" office:value="0.0274058672081491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33" office:value-type="float" office:value="50" calcext:value-type="float">
            <text:p>5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5" office:value-type="float" office:value="0.626582278481" calcext:value-type="float">
            <text:p>0.627</text:p>
          </table:table-cell>
          <table:table-cell table:style-name="ce65" office:value-type="float" office:value="0.601265822785" calcext:value-type="float">
            <text:p>0.601</text:p>
          </table:table-cell>
          <table:table-cell table:style-name="ce65" office:value-type="float" office:value="0.591772151899" calcext:value-type="float">
            <text:p>0.592</text:p>
          </table:table-cell>
          <table:table-cell table:style-name="ce56" table:number-columns-repeated="2"/>
          <table:table-cell table:style-name="ce116" table:formula="of:=AVERAGE([.AB17:.AF17])" office:value-type="float" office:value="0.606540084388333" calcext:value-type="float">
            <text:p>0.607</text:p>
          </table:table-cell>
          <table:table-cell table:style-name="ce151" table:formula="of:=STDEV([.AB17:.AD17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6" office:value-type="float" office:value="0.636075949367" calcext:value-type="float">
            <text:p>0.636</text:p>
          </table:table-cell>
          <table:table-cell table:style-name="ce66" office:value-type="float" office:value="0.623417721519" calcext:value-type="float">
            <text:p>0.623</text:p>
          </table:table-cell>
          <table:table-cell table:style-name="ce66" office:value-type="float" office:value="0.601265822785" calcext:value-type="float">
            <text:p>0.601</text:p>
          </table:table-cell>
          <table:table-cell table:number-columns-repeated="2"/>
          <table:table-cell table:style-name="ce117" table:formula="of:=AVERAGE([.AB18:.AF18])" office:value-type="float" office:value="0.620253164557" calcext:value-type="float">
            <text:p>0.620</text:p>
          </table:table-cell>
          <table:table-cell table:style-name="ce151" table:formula="of:=STDEV([.AB18:.AD18])" office:value-type="float" office:value="0.0176195074771692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7" office:value-type="float" office:value="0.648734177215" calcext:value-type="float">
            <text:p>0.649</text:p>
          </table:table-cell>
          <table:table-cell table:style-name="ce67" office:value-type="float" office:value="0.626582278481" calcext:value-type="float">
            <text:p>0.627</text:p>
          </table:table-cell>
          <table:table-cell table:style-name="ce67" office:value-type="float" office:value="0.642405063291" calcext:value-type="float">
            <text:p>0.642</text:p>
          </table:table-cell>
          <table:table-cell table:style-name="ce56" table:number-columns-repeated="2"/>
          <table:table-cell table:style-name="ce118" table:formula="of:=AVERAGE([.AB19:.AF19])" office:value-type="float" office:value="0.639240506329" calcext:value-type="float">
            <text:p>0.639</text:p>
          </table:table-cell>
          <table:table-cell table:style-name="ce151" table:formula="of:=STDEV([.AB19:.AD19])" office:value-type="float" office:value="0.0114099723906176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office:value-type="float" office:value="16" calcext:value-type="float">
            <text:p>16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8" office:value-type="float" office:value="0.639240506329" calcext:value-type="float">
            <text:p>0.639</text:p>
          </table:table-cell>
          <table:table-cell table:style-name="ce68" office:value-type="float" office:value="0.607594936709" calcext:value-type="float">
            <text:p>0.608</text:p>
          </table:table-cell>
          <table:table-cell table:style-name="ce68" office:value-type="float" office:value="0.629746835443" calcext:value-type="float">
            <text:p>0.630</text:p>
          </table:table-cell>
          <table:table-cell table:style-name="ce56" table:number-columns-repeated="2"/>
          <table:table-cell table:style-name="ce115" table:formula="of:=AVERAGE([.AB20:.AF20])" office:value-type="float" office:value="0.625527426160333" calcext:value-type="float">
            <text:p>0.626</text:p>
          </table:table-cell>
          <table:table-cell table:style-name="ce151" table:formula="of:=STDEV([.AB20:.AD20])" office:value-type="float" office:value="0.0162392450614109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table:style-name="ce34" office:value-type="string" calcext:value-type="string">
            <text:p>sg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64" office:value-type="float" office:value="0.503164556962" calcext:value-type="float">
            <text:p>0.503</text:p>
          </table:table-cell>
          <table:table-cell table:style-name="ce64" office:value-type="float" office:value="0.487341772152" calcext:value-type="float">
            <text:p>0.487</text:p>
          </table:table-cell>
          <table:table-cell table:style-name="ce64" office:value-type="float" office:value="0.525316455696" calcext:value-type="float">
            <text:p>0.525</text:p>
          </table:table-cell>
          <table:table-cell table:number-columns-repeated="2"/>
          <table:table-cell table:style-name="ce119" table:formula="of:=AVERAGE([.AB21:.AF21])" office:value-type="float" office:value="0.505274261603333" calcext:value-type="float">
            <text:p>0.505</text:p>
          </table:table-cell>
          <table:table-cell table:style-name="ce151" table:formula="of:=STDEV([.AB21:.AD21])" office:value-type="float" office:value="0.0190750435863718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dict2vec_prov_freq_lc2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727" calcext:value-type="float">
            <text:p>572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9" office:value-type="float" office:value="0.544" calcext:value-type="float">
            <text:p>0.544</text:p>
          </table:table-cell>
          <table:table-cell table:style-name="ce69" office:value-type="float" office:value="0.589" calcext:value-type="float">
            <text:p>0.589</text:p>
          </table:table-cell>
          <table:table-cell table:style-name="ce69" office:value-type="float" office:value="0.487" calcext:value-type="float">
            <text:p>0.487</text:p>
          </table:table-cell>
          <table:table-cell table:number-columns-repeated="2"/>
          <table:table-cell table:style-name="ce120" table:formula="of:=AVERAGE([.AB22:.AF22])" office:value-type="float" office:value="0.54" calcext:value-type="float">
            <text:p>0.540</text:p>
          </table:table-cell>
          <table:table-cell table:style-name="ce151" table:formula="of:=STDEV([.AB22:.AD22])" office:value-type="float" office:value="0.0511175116765282" calcext:value-type="float">
            <text:p>0.05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dict2vec</text:p>
          </table:table-cell>
          <table:table-cell office:value-type="float" office:value="1" calcext:value-type="float">
            <text:p>1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9" office:value-type="float" office:value="0.627" calcext:value-type="float">
            <text:p>0.627</text:p>
          </table:table-cell>
          <table:table-cell table:style-name="ce69" office:value-type="float" office:value="0.506" calcext:value-type="float">
            <text:p>0.506</text:p>
          </table:table-cell>
          <table:table-cell table:style-name="ce69" office:value-type="float" office:value="0.522" calcext:value-type="float">
            <text:p>0.522</text:p>
          </table:table-cell>
          <table:table-cell table:number-columns-repeated="2"/>
          <table:table-cell table:style-name="ce120" table:formula="of:=AVERAGE([.AB23:.AF23])" office:value-type="float" office:value="0.551666666666667" calcext:value-type="float">
            <text:p>0.552</text:p>
          </table:table-cell>
          <table:table-cell table:style-name="ce151" table:formula="of:=STDEV([.AB23:.AD23])" office:value-type="float" office:value="0.0657292426042879" calcext:value-type="float">
            <text:p>0.06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dict2vec_prov_freq_l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731" calcext:value-type="float">
            <text:p>5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52" office:value-type="float" office:value="0.516" calcext:value-type="float">
            <text:p>0.516</text:p>
          </table:table-cell>
          <table:table-cell table:style-name="ce52" office:value-type="float" office:value="0.573" calcext:value-type="float">
            <text:p>0.573</text:p>
          </table:table-cell>
          <table:table-cell table:style-name="ce52" office:value-type="float" office:value="0.57" calcext:value-type="float">
            <text:p>0.570</text:p>
          </table:table-cell>
          <table:table-cell table:number-columns-repeated="2"/>
          <table:table-cell table:style-name="ce120" table:formula="of:=AVERAGE([.AB24:.AF24])" office:value-type="float" office:value="0.553" calcext:value-type="float">
            <text:p>0.553</text:p>
          </table:table-cell>
          <table:table-cell table:style-name="ce151" table:formula="of:=STDEV([.AB24:.AD24])" office:value-type="float" office:value="0.0320780298646909" calcext:value-type="float">
            <text:p>0.03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34" office:value-type="string" calcext:value-type="string">
            <text:p>mean_absolute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9" office:value-type="float" office:value="0.594936708861" calcext:value-type="float">
            <text:p>0.595</text:p>
          </table:table-cell>
          <table:table-cell table:style-name="ce69" office:value-type="float" office:value="0.477848101266" calcext:value-type="float">
            <text:p>0.478</text:p>
          </table:table-cell>
          <table:table-cell table:style-name="ce69" office:value-type="float" office:value="0.604430379747" calcext:value-type="float">
            <text:p>0.604</text:p>
          </table:table-cell>
          <table:table-cell table:style-name="ce52" table:number-columns-repeated="2"/>
          <table:table-cell table:style-name="ce121" table:formula="of:=AVERAGE([.AB25:.AF25])" office:value-type="float" office:value="0.559071729958" calcext:value-type="float">
            <text:p>0.559</text:p>
          </table:table-cell>
          <table:table-cell table:style-name="ce152" table:formula="of:=STDEV([.AB25:.AD25])" office:value-type="float" office:value="0.0705017080654422" calcext:value-type="float">
            <text:p>0.07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fastText</text:p>
          </table:table-cell>
          <table:table-cell office:value-type="float" office:value="1" calcext:value-type="float">
            <text:p>1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9" office:value-type="float" office:value="0.608" calcext:value-type="float">
            <text:p>0.608</text:p>
          </table:table-cell>
          <table:table-cell table:style-name="ce69" office:value-type="float" office:value="0.56" calcext:value-type="float">
            <text:p>0.560</text:p>
          </table:table-cell>
          <table:table-cell table:style-name="ce69" office:value-type="float" office:value="0.554" calcext:value-type="float">
            <text:p>0.554</text:p>
          </table:table-cell>
          <table:table-cell table:number-columns-repeated="2"/>
          <table:table-cell table:style-name="ce120" table:formula="of:=AVERAGE([.AB26:.AF26])" office:value-type="float" office:value="0.574" calcext:value-type="float">
            <text:p>0.574</text:p>
          </table:table-cell>
          <table:table-cell table:style-name="ce151" table:formula="of:=STDEV([.AB26:.AD26])" office:value-type="float" office:value="0.0295972971738974" calcext:value-type="float">
            <text:p>0.03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9" office:value-type="string" calcext:value-type="string">
            <text:p>embeddings_cache_file_fastText_prov_freq_lc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table:style-name="ce25" office:value-type="float" office:value="5735" calcext:value-type="float">
            <text:p>5735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 table:number-columns-repeated="2"/>
          <table:table-cell table:style-name="ce68" office:value-type="float" office:value="0.623" calcext:value-type="float">
            <text:p>0.623</text:p>
          </table:table-cell>
          <table:table-cell table:style-name="ce68" office:value-type="float" office:value="0.592" calcext:value-type="float">
            <text:p>0.592</text:p>
          </table:table-cell>
          <table:table-cell table:style-name="ce68" office:value-type="float" office:value="0.516" calcext:value-type="float">
            <text:p>0.516</text:p>
          </table:table-cell>
          <table:table-cell table:style-name="ce56" table:number-columns-repeated="2"/>
          <table:table-cell table:style-name="ce115" table:formula="of:=AVERAGE([.AB27:.AF27])" office:value-type="float" office:value="0.577" calcext:value-type="float">
            <text:p>0.577</text:p>
          </table:table-cell>
          <table:table-cell table:style-name="ce151" table:formula="of:=STDEV([.AB27:.AD27])" office:value-type="float" office:value="0.0550545184340032" calcext:value-type="float">
            <text:p>0.05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28" office:value-type="float" office:value="0.3" calcext:value-type="float">
            <text:p>0.3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4" office:value-type="float" office:value="0.645569620253" calcext:value-type="float">
            <text:p>0.646</text:p>
          </table:table-cell>
          <table:table-cell table:style-name="ce64" office:value-type="float" office:value="0.509493670886" calcext:value-type="float">
            <text:p>0.509</text:p>
          </table:table-cell>
          <table:table-cell table:style-name="ce64" office:value-type="float" office:value="0.582278481013" calcext:value-type="float">
            <text:p>0.582</text:p>
          </table:table-cell>
          <table:table-cell table:style-name="ce52" table:number-columns-repeated="2"/>
          <table:table-cell table:style-name="ce119" table:formula="of:=AVERAGE([.AB28:.AF28])" office:value-type="float" office:value="0.579113924050667" calcext:value-type="float">
            <text:p>0.579</text:p>
          </table:table-cell>
          <table:table-cell table:style-name="ce152" table:formula="of:=STDEV([.AB28:.AD28])" office:value-type="float" office:value="0.068093148073859" calcext:value-type="float">
            <text:p>0.06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34" office:value-type="string" calcext:value-type="string">
            <text:p>mean_squared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4" office:value-type="float" office:value="0.604430379747" calcext:value-type="float">
            <text:p>0.604</text:p>
          </table:table-cell>
          <table:table-cell table:style-name="ce64" office:value-type="float" office:value="0.506329113924" calcext:value-type="float">
            <text:p>0.506</text:p>
          </table:table-cell>
          <table:table-cell table:style-name="ce64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19" table:formula="of:=AVERAGE([.AB29:.AF29])" office:value-type="float" office:value="0.581223628692" calcext:value-type="float">
            <text:p>0.581</text:p>
          </table:table-cell>
          <table:table-cell table:style-name="ce152" table:formula="of:=STDEV([.AB29:.AD29])" office:value-type="float" office:value="0.0664054461415395" calcext:value-type="float">
            <text:p>0.06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dict2vec_prov_freq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70" office:value-type="float" office:value="0.598" calcext:value-type="float">
            <text:p>0.598</text:p>
          </table:table-cell>
          <table:table-cell table:style-name="ce70" office:value-type="float" office:value="0.57" calcext:value-type="float">
            <text:p>0.570</text:p>
          </table:table-cell>
          <table:table-cell table:style-name="ce70" office:value-type="float" office:value="0.592" calcext:value-type="float">
            <text:p>0.592</text:p>
          </table:table-cell>
          <table:table-cell table:number-columns-repeated="2"/>
          <table:table-cell table:style-name="ce122" table:formula="of:=AVERAGE([.AB30:.AF30])" office:value-type="float" office:value="0.586666666666667" calcext:value-type="float">
            <text:p>0.587</text:p>
          </table:table-cell>
          <table:table-cell table:style-name="ce151" table:formula="of:=STDEV([.AB30:.AD30])" office:value-type="float" office:value="0.0147422295916639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fastText_prov_freq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0" office:value-type="float" office:value="0.56" calcext:value-type="float">
            <text:p>0.560</text:p>
          </table:table-cell>
          <table:table-cell table:style-name="ce60" office:value-type="float" office:value="0.617" calcext:value-type="float">
            <text:p>0.617</text:p>
          </table:table-cell>
          <table:table-cell table:style-name="ce60" office:value-type="float" office:value="0.585" calcext:value-type="float">
            <text:p>0.585</text:p>
          </table:table-cell>
          <table:table-cell table:number-columns-repeated="2"/>
          <table:table-cell table:style-name="ce114" table:formula="of:=AVERAGE([.AB31:.AF31])" office:value-type="float" office:value="0.587333333333333" calcext:value-type="float">
            <text:p>0.587</text:p>
          </table:table-cell>
          <table:table-cell table:style-name="ce151" table:formula="of:=STDEV([.AB31:.AD31])" office:value-type="float" office:value="0.0285715476187996" calcext:value-type="float">
            <text:p>0.02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fastText_prov_freq_l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738" calcext:value-type="float">
            <text:p>57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0" office:value-type="float" office:value="0.601" calcext:value-type="float">
            <text:p>0.601</text:p>
          </table:table-cell>
          <table:table-cell table:style-name="ce60" office:value-type="float" office:value="0.576" calcext:value-type="float">
            <text:p>0.576</text:p>
          </table:table-cell>
          <table:table-cell table:style-name="ce60" office:value-type="float" office:value="0.589" calcext:value-type="float">
            <text:p>0.589</text:p>
          </table:table-cell>
          <table:table-cell table:number-columns-repeated="2"/>
          <table:table-cell table:style-name="ce114" table:formula="of:=AVERAGE([.AB32:.AF32])" office:value-type="float" office:value="0.588666666666667" calcext:value-type="float">
            <text:p>0.589</text:p>
          </table:table-cell>
          <table:table-cell table:style-name="ce151" table:formula="of:=STDEV([.AB32:.AD32])" office:value-type="float" office:value="0.0125033328890073" calcext:value-type="float">
            <text:p>0.01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fastText_prov_freq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5" table:number-columns-repeated="2"/>
          <table:table-cell table:style-name="ce71" office:value-type="float" office:value="0.585" calcext:value-type="float">
            <text:p>0.585</text:p>
          </table:table-cell>
          <table:table-cell table:style-name="ce71" office:value-type="float" office:value="0.604" calcext:value-type="float">
            <text:p>0.604</text:p>
          </table:table-cell>
          <table:table-cell table:style-name="ce71" office:value-type="float" office:value="0.611" calcext:value-type="float">
            <text:p>0.61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" calcext:value-type="float">
            <text:p>0.630</text:p>
          </table:table-cell>
          <table:table-cell table:style-name="ce123" table:formula="of:=AVERAGE([.AB33:.AF33])" office:value-type="float" office:value="0.605" calcext:value-type="float">
            <text:p>0.605</text:p>
          </table:table-cell>
          <table:table-cell table:style-name="ce151" table:formula="of:=STDEV([.AB33:.AD33])" office:value-type="float" office:value="0.0134536240470737" calcext:value-type="float">
            <text:p>0.01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0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6793" calcext:value-type="float">
            <text:p>6793</text:p>
          </table:table-cell>
          <table:table-cell table:style-name="ce26"/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Theano</text:p>
          </table:table-cell>
          <table:table-cell table:style-name="ce26" office:value-type="string" calcext:value-type="string">
            <text:p>AttentionLSTM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.9" calcext:value-type="float">
            <text:p>0.9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32" calcext:value-type="float">
            <text:p>32</text:p>
          </table:table-cell>
          <table:table-cell table:style-name="ce35" office:value-type="string" calcext:value-type="string">
            <text:p>adam</text:p>
          </table:table-cell>
          <table:table-cell table:style-name="ce35" office:value-type="string" calcext:value-type="string">
            <text:p>binary_crossentropy</text:p>
          </table:table-cell>
          <table:table-cell table:style-name="ce26" office:value-type="string" calcext:value-type="string">
            <text:p>relu</text:p>
          </table:table-cell>
          <table:table-cell table:style-name="ce26" office:value-type="string" calcext:value-type="string">
            <text:p>sigmoid</text:p>
          </table:table-cell>
          <table:table-cell table:style-name="ce26" office:value-type="float" office:value="0.1" calcext:value-type="float">
            <text:p>0.1</text:p>
          </table:table-cell>
          <table:table-cell table:style-name="ce40" office:value-type="float" office:value="4" calcext:value-type="float">
            <text:p>4</text:p>
          </table:table-cell>
          <table:table-cell table:style-name="ce26" office:value-type="float" office:value="12345" calcext:value-type="float">
            <text:p>1234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346" calcext:value-type="float">
            <text:p>12346</text:p>
          </table:table-cell>
          <table:table-cell table:style-name="ce26" office:value-type="float" office:value="12347" calcext:value-type="float">
            <text:p>12347</text:p>
          </table:table-cell>
          <table:table-cell table:style-name="ce26" office:value-type="float" office:value="12348" calcext:value-type="float">
            <text:p>12348</text:p>
          </table:table-cell>
          <table:table-cell table:style-name="ce26" table:number-columns-repeated="2"/>
          <table:table-cell table:style-name="ce72" office:value-type="float" office:value="0.629746835443" calcext:value-type="float">
            <text:p>0.630</text:p>
          </table:table-cell>
          <table:table-cell table:style-name="ce72" office:value-type="float" office:value="0.556962025316" calcext:value-type="float">
            <text:p>0.557</text:p>
          </table:table-cell>
          <table:table-cell table:style-name="ce72" office:value-type="float" office:value="0.632911392405" calcext:value-type="float">
            <text:p>0.633</text:p>
          </table:table-cell>
          <table:table-cell table:style-name="ce110" table:number-columns-repeated="2"/>
          <table:table-cell table:style-name="ce124" table:formula="of:=AVERAGE([.AB34:.AF34])" office:value-type="float" office:value="0.606540084388" calcext:value-type="float">
            <text:p>0.607</text:p>
          </table:table-cell>
          <table:table-cell table:style-name="ce153" table:formula="of:=STDEV([.AB34:.AD34])" office:value-type="float" office:value="0.0429650039125039" calcext:value-type="float">
            <text:p>0.04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table:style-name="ce36" office:value-type="string" calcext:value-type="string">
            <text:p>RMSprop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73" office:value-type="float" office:value="0.636075949367" calcext:value-type="float">
            <text:p>0.636</text:p>
          </table:table-cell>
          <table:table-cell table:style-name="ce73" office:value-type="float" office:value="0.667721518987" calcext:value-type="float">
            <text:p>0.668</text:p>
          </table:table-cell>
          <table:table-cell table:style-name="ce73" office:value-type="float" office:value="0.528481012658" calcext:value-type="float">
            <text:p>0.528</text:p>
          </table:table-cell>
          <table:table-cell table:style-name="ce52" table:number-columns-repeated="2"/>
          <table:table-cell table:style-name="ce125" table:formula="of:=AVERAGE([.AB35:.AF35])" office:value-type="float" office:value="0.610759493670667" calcext:value-type="float">
            <text:p>0.611</text:p>
          </table:table-cell>
          <table:table-cell table:style-name="ce154" table:formula="of:=STDEV([.AB35:.AD35])" office:value-type="float" office:value="0.0729909024978961" calcext:value-type="float">
            <text:p>0.07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6793" calcext:value-type="float">
            <text:p>6793</text:p>
          </table:table-cell>
          <table:table-cell table:style-name="ce27"/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eano</text:p>
          </table:table-cell>
          <table:table-cell table:style-name="ce27" office:value-type="string" calcext:value-type="string">
            <text:p>AttentionLSTM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2" calcext:value-type="float">
            <text:p>32</text:p>
          </table:table-cell>
          <table:table-cell table:style-name="ce37" office:value-type="string" calcext:value-type="string">
            <text:p>adam</text:p>
          </table:table-cell>
          <table:table-cell table:style-name="ce37" office:value-type="string" calcext:value-type="string">
            <text:p>binary_crossentropy</text:p>
          </table:table-cell>
          <table:table-cell table:style-name="ce27" office:value-type="string" calcext:value-type="string">
            <text:p>relu</text:p>
          </table:table-cell>
          <table:table-cell table:style-name="ce27" office:value-type="string" calcext:value-type="string">
            <text:p>sigmoid</text:p>
          </table:table-cell>
          <table:table-cell table:style-name="ce27" office:value-type="float" office:value="0.1" calcext:value-type="float">
            <text:p>0.1</text:p>
          </table:table-cell>
          <table:table-cell table:style-name="ce41" office:value-type="float" office:value="4" calcext:value-type="float">
            <text:p>4</text:p>
          </table:table-cell>
          <table:table-cell table:style-name="ce27" office:value-type="float" office:value="12345" calcext:value-type="float">
            <text:p>12345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49" table:number-columns-repeated="2"/>
          <table:table-cell table:style-name="ce57" table:number-columns-repeated="2"/>
          <table:table-cell table:style-name="ce74" office:value-type="float" office:value="0.642" calcext:value-type="float">
            <text:p>0.642</text:p>
          </table:table-cell>
          <table:table-cell table:number-columns-repeated="2" table:style-name="ce74" office:value-type="float" office:value="0.604" calcext:value-type="float">
            <text:p>0.604</text:p>
          </table:table-cell>
          <table:table-cell table:style-name="ce57" table:number-columns-repeated="2"/>
          <table:table-cell table:style-name="ce126" table:formula="of:=AVERAGE([.AB36:.AF36])" office:value-type="float" office:value="0.616666666666667" calcext:value-type="float">
            <text:p>0.617</text:p>
          </table:table-cell>
          <table:table-cell table:style-name="ce155" table:formula="of:=STDEV([.AB36:.AD36])" office:value-type="float" office:value="0.0219393102292058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30" office:value-type="float" office:value="0.2" calcext:value-type="float">
            <text:p>0.2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75" office:value-type="float" office:value="0.607594936709" calcext:value-type="float">
            <text:p>0.608</text:p>
          </table:table-cell>
          <table:table-cell table:style-name="ce75" office:value-type="float" office:value="0.645569620253" calcext:value-type="float">
            <text:p>0.646</text:p>
          </table:table-cell>
          <table:table-cell table:style-name="ce75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27" table:formula="of:=AVERAGE([.AB37:.AF37])" office:value-type="float" office:value="0.628691983122333" calcext:value-type="float">
            <text:p>0.629</text:p>
          </table:table-cell>
          <table:table-cell table:style-name="ce152" table:formula="of:=STDEV([.AB37:.AD37])" office:value-type="float" office:value="0.0193357624258193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5" table:number-columns-repeated="2"/>
          <table:table-cell table:style-name="ce76" office:value-type="float" office:value="0.614" calcext:value-type="float">
            <text:p>0.614</text:p>
          </table:table-cell>
          <table:table-cell table:style-name="ce76" office:value-type="float" office:value="0.627" calcext:value-type="float">
            <text:p>0.627</text:p>
          </table:table-cell>
          <table:table-cell table:style-name="ce76" office:value-type="float" office:value="0.646" calcext:value-type="float">
            <text:p>0.646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6" calcext:value-type="float">
            <text:p>0.636</text:p>
          </table:table-cell>
          <table:table-cell table:style-name="ce128" table:formula="of:=AVERAGE([.AB38:.AF38])" office:value-type="float" office:value="0.6292" calcext:value-type="float">
            <text:p>0.629</text:p>
          </table:table-cell>
          <table:table-cell table:style-name="ce151" table:formula="of:=STDEV([.AB38:.AD38])" office:value-type="float" office:value="0.0160934769394311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77" office:value-type="float" office:value="0.620253164557" calcext:value-type="float">
            <text:p>0.620</text:p>
          </table:table-cell>
          <table:table-cell table:style-name="ce77" office:value-type="float" office:value="0.48417721519" calcext:value-type="float">
            <text:p>0.484</text:p>
          </table:table-cell>
          <table:table-cell table:style-name="ce77" office:value-type="float" office:value="0.658227848101" calcext:value-type="float">
            <text:p>0.658</text:p>
          </table:table-cell>
          <table:table-cell table:style-name="ce52" table:number-columns-repeated="2"/>
          <table:table-cell table:style-name="ce129" table:formula="of:=AVERAGE([.AB39:.AF39])" office:value-type="float" office:value="0.587552742616" calcext:value-type="float">
            <text:p>0.588</text:p>
          </table:table-cell>
          <table:table-cell table:style-name="ce154" table:formula="of:=STDEV([.AB39:.AD39])" office:value-type="float" office:value="0.0915171781717482" calcext:value-type="float">
            <text:p>0.09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78" office:value-type="float" office:value="0.639240506329" calcext:value-type="float">
            <text:p>0.639</text:p>
          </table:table-cell>
          <table:table-cell table:style-name="ce78" office:value-type="float" office:value="0.610759493671" calcext:value-type="float">
            <text:p>0.611</text:p>
          </table:table-cell>
          <table:table-cell table:style-name="ce78" office:value-type="float" office:value="0.620253164557" calcext:value-type="float">
            <text:p>0.620</text:p>
          </table:table-cell>
          <table:table-cell table:style-name="ce52" table:number-columns-repeated="2"/>
          <table:table-cell table:style-name="ce130" table:formula="of:=AVERAGE([.AB40:.AF40])" office:value-type="float" office:value="0.623417721519" calcext:value-type="float">
            <text:p>0.623</text:p>
          </table:table-cell>
          <table:table-cell table:style-name="ce150" table:formula="of:=STDEV([.AB40:.AD40])" office:value-type="float" office:value="0.0145018218193645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79" office:value-type="float" office:value="0.617088607595" calcext:value-type="float">
            <text:p>0.617</text:p>
          </table:table-cell>
          <table:table-cell table:style-name="ce79" office:value-type="float" office:value="0.636075949367" calcext:value-type="float">
            <text:p>0.636</text:p>
          </table:table-cell>
          <table:table-cell table:style-name="ce79" office:value-type="float" office:value="0.601265822785" calcext:value-type="float">
            <text:p>0.601</text:p>
          </table:table-cell>
          <table:table-cell table:style-name="ce52" table:number-columns-repeated="2"/>
          <table:table-cell table:style-name="ce131" table:formula="of:=AVERAGE([.AB41:.AF41])" office:value-type="float" office:value="0.618143459915667" calcext:value-type="float">
            <text:p>0.618</text:p>
          </table:table-cell>
          <table:table-cell table:style-name="ce150" table:formula="of:=STDEV([.AB41:.AD41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64" calcext:value-type="float">
            <text:p>6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0" office:value-type="float" office:value="0.588607594937" calcext:value-type="float">
            <text:p>0.589</text:p>
          </table:table-cell>
          <table:table-cell table:style-name="ce80" office:value-type="float" office:value="0.604430379747" calcext:value-type="float">
            <text:p>0.604</text:p>
          </table:table-cell>
          <table:table-cell table:style-name="ce80" office:value-type="float" office:value="0.569620253165" calcext:value-type="float">
            <text:p>0.570</text:p>
          </table:table-cell>
          <table:table-cell table:style-name="ce56" table:number-columns-repeated="2"/>
          <table:table-cell table:style-name="ce132" office:value-type="float" office:value="0.587552742616" calcext:value-type="float">
            <text:p>0.588</text:p>
          </table:table-cell>
          <table:table-cell table:style-name="ce151" table:formula="of:=STDEV([.AB42:.AD42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128" calcext:value-type="float">
            <text:p>12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0" office:value-type="float" office:value="0.604430379747" calcext:value-type="float">
            <text:p>0.604</text:p>
          </table:table-cell>
          <table:table-cell table:style-name="ce80" office:value-type="float" office:value="0.588607594937" calcext:value-type="float">
            <text:p>0.589</text:p>
          </table:table-cell>
          <table:table-cell table:style-name="ce80" office:value-type="float" office:value="0.541139240506" calcext:value-type="float">
            <text:p>0.541</text:p>
          </table:table-cell>
          <table:table-cell table:style-name="ce56" table:number-columns-repeated="2"/>
          <table:table-cell table:style-name="ce132" office:value-type="float" office:value="0.57805907173" calcext:value-type="float">
            <text:p>0.578</text:p>
          </table:table-cell>
          <table:table-cell table:style-name="ce151" table:formula="of:=STDEV([.AB43:.AD43])" office:value-type="float" office:value="0.0329377531564066" calcext:value-type="float">
            <text:p>0.03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33" office:value-type="float" office:value="200" calcext:value-type="float">
            <text:p>2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1" office:value-type="float" office:value="0.639240506329" calcext:value-type="float">
            <text:p>0.639</text:p>
          </table:table-cell>
          <table:table-cell table:style-name="ce81" office:value-type="float" office:value="0.585443037975" calcext:value-type="float">
            <text:p>0.585</text:p>
          </table:table-cell>
          <table:table-cell table:style-name="ce81" office:value-type="float" office:value="0.604430379747" calcext:value-type="float">
            <text:p>0.604</text:p>
          </table:table-cell>
          <table:table-cell table:style-name="ce56" table:number-columns-repeated="2"/>
          <table:table-cell table:style-name="ce133" table:formula="of:=AVERAGE([.AB44:.AF44])" office:value-type="float" office:value="0.609704641350333" calcext:value-type="float">
            <text:p>0.610</text:p>
          </table:table-cell>
          <table:table-cell table:style-name="ce151" table:formula="of:=STDEV([.AB44:.AD44])" office:value-type="float" office:value="0.0272837914689327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32" office:value-type="float" office:value="300" calcext:value-type="float">
            <text:p>3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50"/>
          <table:table-cell table:style-name="ce48"/>
          <table:table-cell table:style-name="ce56"/>
          <table:table-cell table:style-name="ce25"/>
          <table:table-cell table:style-name="ce82" office:value-type="float" office:value="0.655063291139" calcext:value-type="float">
            <text:p>0.655</text:p>
          </table:table-cell>
          <table:table-cell table:style-name="ce82" office:value-type="float" office:value="0.617088607595" calcext:value-type="float">
            <text:p>0.617</text:p>
          </table:table-cell>
          <table:table-cell table:style-name="ce82" office:value-type="float" office:value="0.629746835443" calcext:value-type="float">
            <text:p>0.630</text:p>
          </table:table-cell>
          <table:table-cell table:style-name="ce56" table:number-columns-repeated="2"/>
          <table:table-cell table:style-name="ce134" table:formula="of:=AVERAGE([.AB45:.AF45])" office:value-type="float" office:value="0.633966244725667" calcext:value-type="float">
            <text:p>0.634</text:p>
          </table:table-cell>
          <table:table-cell table:style-name="ce151" table:formula="of:=STDEV([.AB45:.AD45])" office:value-type="float" office:value="0.0193357624258193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83" office:value-type="float" office:value="0.534810126582" calcext:value-type="float">
            <text:p>0.535</text:p>
          </table:table-cell>
          <table:table-cell table:style-name="ce83" office:value-type="float" office:value="0.598101265823" calcext:value-type="float">
            <text:p>0.598</text:p>
          </table:table-cell>
          <table:table-cell table:style-name="ce83" office:value-type="float" office:value="0.623417721519" calcext:value-type="float">
            <text:p>0.623</text:p>
          </table:table-cell>
          <table:table-cell table:number-columns-repeated="2"/>
          <table:table-cell table:style-name="ce135" table:formula="of:=AVERAGE([.AB46:.AF46])" office:value-type="float" office:value="0.585443037974667" calcext:value-type="float">
            <text:p>0.585</text:p>
          </table:table-cell>
          <table:table-cell table:style-name="ce151" table:formula="of:=STDEV([.AB46:.AD46])" office:value-type="float" office:value="0.0456398895630249" calcext:value-type="float">
            <text:p>0.04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254" calcext:value-type="float">
            <text:p>25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4" office:value-type="float" office:value="0.585443037975" calcext:value-type="float">
            <text:p>0.585</text:p>
          </table:table-cell>
          <table:table-cell table:style-name="ce84" office:value-type="float" office:value="0.610759493671" calcext:value-type="float">
            <text:p>0.611</text:p>
          </table:table-cell>
          <table:table-cell table:style-name="ce84" office:value-type="float" office:value="0.636075949367" calcext:value-type="float">
            <text:p>0.636</text:p>
          </table:table-cell>
          <table:table-cell table:style-name="ce56" table:number-columns-repeated="2"/>
          <table:table-cell table:style-name="ce136" table:formula="of:=AVERAGE([.AB47:.AF47])" office:value-type="float" office:value="0.610759493671" calcext:value-type="float">
            <text:p>0.611</text:p>
          </table:table-cell>
          <table:table-cell table:style-name="ce151" table:formula="of:=STDEV([.AB47:.AD47])" office:value-type="float" office:value="0.025316455696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512" calcext:value-type="float">
            <text:p>51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5" office:value-type="float" office:value="0.594936708861" calcext:value-type="float">
            <text:p>0.595</text:p>
          </table:table-cell>
          <table:table-cell table:style-name="ce85" office:value-type="float" office:value="0.617088607595" calcext:value-type="float">
            <text:p>0.617</text:p>
          </table:table-cell>
          <table:table-cell table:style-name="ce85" office:value-type="float" office:value="0.601265822785" calcext:value-type="float">
            <text:p>0.601</text:p>
          </table:table-cell>
          <table:table-cell table:style-name="ce56"/>
          <table:table-cell table:style-name="ce111"/>
          <table:table-cell table:style-name="ce137" table:formula="of:=AVERAGE([.AB48:.AF48])" office:value-type="float" office:value="0.604430379747" calcext:value-type="float">
            <text:p>0.604</text:p>
          </table:table-cell>
          <table:table-cell table:style-name="ce151" table:formula="of:=STDEV([.AB48:.AD48])" office:value-type="float" office:value="0.0114099723906175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33" office:value-type="float" office:value="0.95" calcext:value-type="float">
            <text:p>0.9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5" office:value-type="float" office:value="0.636075949367" calcext:value-type="float">
            <text:p>0.636</text:p>
          </table:table-cell>
          <table:table-cell table:style-name="ce85" office:value-type="float" office:value="0.553797468354" calcext:value-type="float">
            <text:p>0.554</text:p>
          </table:table-cell>
          <table:table-cell table:style-name="ce85" office:value-type="float" office:value="0.591772151899" calcext:value-type="float">
            <text:p>0.592</text:p>
          </table:table-cell>
          <table:table-cell table:style-name="ce56" table:number-columns-repeated="2"/>
          <table:table-cell table:style-name="ce137" table:formula="of:=AVERAGE([.AB49:.AF49])" office:value-type="float" office:value="0.59388185654" calcext:value-type="float">
            <text:p>0.594</text:p>
          </table:table-cell>
          <table:table-cell table:style-name="ce151" table:formula="of:=STDEV([.AB49:.AD49])" office:value-type="float" office:value="0.0411797917637503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86" office:value-type="float" office:value="0.623417721519" calcext:value-type="float">
            <text:p>0.623</text:p>
          </table:table-cell>
          <table:table-cell table:number-columns-repeated="2" table:style-name="ce86" office:value-type="float" office:value="0.620253164557" calcext:value-type="float">
            <text:p>0.620</text:p>
          </table:table-cell>
          <table:table-cell table:number-columns-repeated="2"/>
          <table:table-cell table:style-name="ce138" table:formula="of:=AVERAGE([.AB50:.AF50])" office:value-type="float" office:value="0.621308016877667" calcext:value-type="float">
            <text:p>0.621</text:p>
          </table:table-cell>
          <table:table-cell table:style-name="ce151" table:formula="of:=STDEV([.AB50:.AD50])" office:value-type="float" office:value="0.00182705781387662" calcext:value-type="float">
            <text:p>0.00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50"/>
          <table:table-cell table:style-name="ce48"/>
          <table:table-cell table:style-name="ce56"/>
          <table:table-cell table:style-name="ce25"/>
          <table:table-cell table:style-name="ce87" office:value-type="float" office:value="0.651898734177" calcext:value-type="float">
            <text:p>0.652</text:p>
          </table:table-cell>
          <table:table-cell table:number-columns-repeated="2" table:style-name="ce87" office:value-type="float" office:value="0.648734177215" calcext:value-type="float">
            <text:p>0.649</text:p>
          </table:table-cell>
          <table:table-cell table:style-name="ce56" table:number-columns-repeated="2"/>
          <table:table-cell table:style-name="ce139" table:formula="of:=AVERAGE([.AB51:.AF51])" office:value-type="float" office:value="0.649789029535667" calcext:value-type="float">
            <text:p>0.650</text:p>
          </table:table-cell>
          <table:table-cell table:style-name="ce151" table:formula="of:=STDEV([.AB51:.AD51])" office:value-type="float" office:value="0.00182705781387655" calcext:value-type="float">
            <text:p>0.00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88" office:value-type="float" office:value="0.629746835443" calcext:value-type="float">
            <text:p>0.630</text:p>
          </table:table-cell>
          <table:table-cell table:style-name="ce88" office:value-type="float" office:value="0.560126582278" calcext:value-type="float">
            <text:p>0.560</text:p>
          </table:table-cell>
          <table:table-cell table:style-name="ce88" office:value-type="float" office:value="0.658227848101" calcext:value-type="float">
            <text:p>0.658</text:p>
          </table:table-cell>
          <table:table-cell table:number-columns-repeated="2"/>
          <table:table-cell table:style-name="ce140" table:formula="of:=AVERAGE([.AB52:.AF52])" office:value-type="float" office:value="0.616033755274" calcext:value-type="float">
            <text:p>0.616</text:p>
          </table:table-cell>
          <table:table-cell table:style-name="ce151" table:formula="of:=STDEV([.AB52:.AD52])" office:value-type="float" office:value="0.0504678215778113" calcext:value-type="float">
            <text:p>0.05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89" office:value-type="float" office:value="0.658227848101" calcext:value-type="float">
            <text:p>0.658</text:p>
          </table:table-cell>
          <table:table-cell table:style-name="ce89" office:value-type="float" office:value="0.639240506329" calcext:value-type="float">
            <text:p>0.639</text:p>
          </table:table-cell>
          <table:table-cell table:style-name="ce89" office:value-type="float" office:value="0.610759493671" calcext:value-type="float">
            <text:p>0.611</text:p>
          </table:table-cell>
          <table:table-cell table:number-columns-repeated="2"/>
          <table:table-cell table:style-name="ce141" table:formula="of:=AVERAGE([.AB53:.AF53])" office:value-type="float" office:value="0.636075949367" calcext:value-type="float">
            <text:p>0.636</text:p>
          </table:table-cell>
          <table:table-cell table:style-name="ce151" table:formula="of:=STDEV([.AB53:.AD53])" office:value-type="float" office:value="0.0238918811240834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0" office:value-type="float" office:value="0.639240506329" calcext:value-type="float">
            <text:p>0.639</text:p>
          </table:table-cell>
          <table:table-cell table:number-columns-repeated="2" table:style-name="ce90" office:value-type="float" office:value="0.623417721519" calcext:value-type="float">
            <text:p>0.623</text:p>
          </table:table-cell>
          <table:table-cell table:number-columns-repeated="2"/>
          <table:table-cell table:style-name="ce142" table:formula="of:=AVERAGE([.AB54:.AF54])" office:value-type="float" office:value="0.628691983122333" calcext:value-type="float">
            <text:p>0.629</text:p>
          </table:table-cell>
          <table:table-cell table:style-name="ce151" table:formula="of:=STDEV([.AB54:.AD54])" office:value-type="float" office:value="0.00913528906938302" calcext:value-type="float">
            <text:p>0.00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1" office:value-type="float" office:value="0.613924050633" calcext:value-type="float">
            <text:p>0.614</text:p>
          </table:table-cell>
          <table:table-cell table:style-name="ce91" office:value-type="float" office:value="0.617088607595" calcext:value-type="float">
            <text:p>0.617</text:p>
          </table:table-cell>
          <table:table-cell table:style-name="ce91" office:value-type="float" office:value="0.610759493671" calcext:value-type="float">
            <text:p>0.611</text:p>
          </table:table-cell>
          <table:table-cell table:number-columns-repeated="2"/>
          <table:table-cell table:style-name="ce142" table:formula="of:=AVERAGE([.AB55:.AF55])" office:value-type="float" office:value="0.613924050633" calcext:value-type="float">
            <text:p>0.614</text:p>
          </table:table-cell>
          <table:table-cell table:style-name="ce151" table:formula="of:=STDEV([.AB55:.AD55])" office:value-type="float" office:value="0.00316455696199996" calcext:value-type="float">
            <text:p>0.00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88" calcext:value-type="float">
            <text:p>0.88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2" office:value-type="float" office:value="0.629746835443" calcext:value-type="float">
            <text:p>0.630</text:p>
          </table:table-cell>
          <table:table-cell table:style-name="ce92" office:value-type="float" office:value="0.632911392405" calcext:value-type="float">
            <text:p>0.633</text:p>
          </table:table-cell>
          <table:table-cell table:style-name="ce92" office:value-type="float" office:value="0.613924050633" calcext:value-type="float">
            <text:p>0.614</text:p>
          </table:table-cell>
          <table:table-cell table:style-name="ce56" table:number-columns-repeated="2"/>
          <table:table-cell table:style-name="ce143" office:value-type="float" office:value="0.62552742616" calcext:value-type="float">
            <text:p>0.626</text:p>
          </table:table-cell>
          <table:table-cell table:style-name="ce151" table:formula="of:=STDEV([.AB56:.AD56])" office:value-type="float" office:value="0.0101726273849322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89" calcext:value-type="float">
            <text:p>0.89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3" office:value-type="float" office:value="0.642405063291" calcext:value-type="float">
            <text:p>0.642</text:p>
          </table:table-cell>
          <table:table-cell table:style-name="ce93" office:value-type="float" office:value="0.632911392405" calcext:value-type="float">
            <text:p>0.633</text:p>
          </table:table-cell>
          <table:table-cell table:style-name="ce93" office:value-type="float" office:value="0.626582278481" calcext:value-type="float">
            <text:p>0.627</text:p>
          </table:table-cell>
          <table:table-cell table:style-name="ce56" table:number-columns-repeated="2"/>
          <table:table-cell table:style-name="ce143" office:value-type="float" office:value="0.633966244726" calcext:value-type="float">
            <text:p>0.634</text:p>
          </table:table-cell>
          <table:table-cell table:style-name="ce151" table:formula="of:=STDEV([.AB57:.AD57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32" calcext:value-type="float">
            <text:p>3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4" office:value-type="float" office:value="0.620253164557" calcext:value-type="float">
            <text:p>0.620</text:p>
          </table:table-cell>
          <table:table-cell table:style-name="ce94" office:value-type="float" office:value="0.569620253165" calcext:value-type="float">
            <text:p>0.570</text:p>
          </table:table-cell>
          <table:table-cell table:style-name="ce94" office:value-type="float" office:value="0.639240506329" calcext:value-type="float">
            <text:p>0.639</text:p>
          </table:table-cell>
          <table:table-cell table:style-name="ce56" table:number-columns-repeated="2"/>
          <table:table-cell table:style-name="ce144" office:value-type="float" office:value="0.60970464135" calcext:value-type="float">
            <text:p>0.610</text:p>
          </table:table-cell>
          <table:table-cell table:style-name="ce151" table:formula="of:=STDEV([.AB58:.AD58])" office:value-type="float" office:value="0.0359888652090623" calcext:value-type="float">
            <text:p>0.03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3" office:value-type="float" office:value="75" calcext:value-type="float">
            <text:p>75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2" office:value-type="float" office:value="0.629746835443" calcext:value-type="float">
            <text:p>0.630</text:p>
          </table:table-cell>
          <table:table-cell table:style-name="ce92" office:value-type="float" office:value="0.655063291139" calcext:value-type="float">
            <text:p>0.655</text:p>
          </table:table-cell>
          <table:table-cell table:style-name="ce92" office:value-type="float" office:value="0.629746835443" calcext:value-type="float">
            <text:p>0.630</text:p>
          </table:table-cell>
          <table:table-cell table:style-name="ce56" table:number-columns-repeated="2"/>
          <table:table-cell table:style-name="ce145" office:value-type="float" office:value="0.638185654008" calcext:value-type="float">
            <text:p>0.638</text:p>
          </table:table-cell>
          <table:table-cell table:style-name="ce151" table:formula="of:=STDEV([.AB59:.AD59])" office:value-type="float" office:value="0.0146164625110128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52" office:value-type="float" office:value="0.613924050633" calcext:value-type="float">
            <text:p>0.614</text:p>
          </table:table-cell>
          <table:table-cell table:style-name="ce52" office:value-type="float" office:value="0.677215189873" calcext:value-type="float">
            <text:p>0.677</text:p>
          </table:table-cell>
          <table:table-cell table:style-name="ce52" office:value-type="float" office:value="0.658227848101" calcext:value-type="float">
            <text:p>0.658</text:p>
          </table:table-cell>
          <table:table-cell table:number-columns-repeated="2"/>
          <table:table-cell table:style-name="ce146" table:formula="of:=AVERAGE([.AB60:.AF60])" office:value-type="float" office:value="0.649789029535667" calcext:value-type="float">
            <text:p>0.650</text:p>
          </table:table-cell>
          <table:table-cell table:style-name="ce151" table:formula="of:=STDEV([.AB60:.AD60])" office:value-type="float" office:value="0.0324784901228217" calcext:value-type="float">
            <text:p>0.03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3" office:value-type="float" office:value="80" calcext:value-type="float">
            <text:p>8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5" office:value-type="float" office:value="0.639240506329" calcext:value-type="float">
            <text:p>0.639</text:p>
          </table:table-cell>
          <table:table-cell table:style-name="ce95" office:value-type="float" office:value="0.648734177215" calcext:value-type="float">
            <text:p>0.649</text:p>
          </table:table-cell>
          <table:table-cell table:style-name="ce95" office:value-type="float" office:value="0.613924050633" calcext:value-type="float">
            <text:p>0.614</text:p>
          </table:table-cell>
          <table:table-cell table:style-name="ce56" table:number-columns-repeated="2"/>
          <table:table-cell table:style-name="ce143" office:value-type="float" office:value="0.633966244726" calcext:value-type="float">
            <text:p>0.634</text:p>
          </table:table-cell>
          <table:table-cell table:style-name="ce151" table:formula="of:=STDEV([.AB61:.AD61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2" office:value-type="float" office:value="90" calcext:value-type="float">
            <text:p>9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6" office:value-type="float" office:value="0.658227848101" calcext:value-type="float">
            <text:p>0.658</text:p>
          </table:table-cell>
          <table:table-cell table:style-name="ce96" office:value-type="float" office:value="0.664556962025" calcext:value-type="float">
            <text:p>0.665</text:p>
          </table:table-cell>
          <table:table-cell table:style-name="ce96" office:value-type="float" office:value="0.645569620253" calcext:value-type="float">
            <text:p>0.646</text:p>
          </table:table-cell>
          <table:table-cell table:style-name="ce56" table:number-columns-repeated="2"/>
          <table:table-cell table:style-name="ce143" office:value-type="float" office:value="0.65611814346" calcext:value-type="float">
            <text:p>0.656</text:p>
          </table:table-cell>
          <table:table-cell table:style-name="ce151" table:formula="of:=STDEV([.AB62:.AD62])" office:value-type="float" office:value="0.00966788121290966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7" office:value-type="float" office:value="0.594936708861" calcext:value-type="float">
            <text:p>0.595</text:p>
          </table:table-cell>
          <table:table-cell table:style-name="ce97" office:value-type="float" office:value="0.648734177215" calcext:value-type="float">
            <text:p>0.649</text:p>
          </table:table-cell>
          <table:table-cell table:style-name="ce97" office:value-type="float" office:value="0.620253164557" calcext:value-type="float">
            <text:p>0.620</text:p>
          </table:table-cell>
          <table:table-cell table:number-columns-repeated="2"/>
          <table:table-cell table:style-name="ce143" table:formula="of:=AVERAGE([.AB63:.AF63])" office:value-type="float" office:value="0.621308016877667" calcext:value-type="float">
            <text:p>0.621</text:p>
          </table:table-cell>
          <table:table-cell table:style-name="ce151" table:formula="of:=STDEV([.AB63:.AD63])" office:value-type="float" office:value="0.0269142422406562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30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8" office:value-type="float" office:value="0.648734177215" calcext:value-type="float">
            <text:p>0.649</text:p>
          </table:table-cell>
          <table:table-cell table:style-name="ce98" office:value-type="float" office:value="0.680379746835" calcext:value-type="float">
            <text:p>0.680</text:p>
          </table:table-cell>
          <table:table-cell table:style-name="ce98" office:value-type="float" office:value="0.648734177215" calcext:value-type="float">
            <text:p>0.649</text:p>
          </table:table-cell>
          <table:table-cell table:number-columns-repeated="2"/>
          <table:table-cell table:style-name="ce147" table:formula="of:=AVERAGE([.AB64:.AF64])" office:value-type="float" office:value="0.659282700421667" calcext:value-type="float">
            <text:p>0.659</text:p>
          </table:table-cell>
          <table:table-cell table:style-name="ce151" table:formula="of:=STDEV([.AB64:.AD64])" office:value-type="float" office:value="0.018270578138766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 table:style-name="ce1" office:value-type="string" calcext:value-type="string">
            <text:p>2017-11-16_11-40-02-843297</text:p>
          </table:table-cell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47" calcext:value-type="float">
            <text:p>12347</text:p>
          </table:table-cell>
          <table:table-cell/>
          <table:table-cell table:style-name="ce52" table:number-columns-repeated="3"/>
          <table:table-cell table:style-name="ce108" office:value-type="float" office:value="0.680379746835" calcext:value-type="float">
            <text:p>0.680</text:p>
          </table:table-cell>
          <table:table-cell table:style-name="ce52" table:number-columns-repeated="3"/>
          <table:table-cell table:style-name="ce148" table:formula="of:=AVERAGE([.AB65:.AF65])" office:value-type="float" office:value="0.680379746835" calcext:value-type="float">
            <text:p>0.680</text:p>
          </table:table-cell>
          <table:table-cell table:style-name="ce150"/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table:style-name="ce18"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52" office:value-type="float" office:value="0.648734177215" calcext:value-type="float">
            <text:p>0.649</text:p>
          </table:table-cell>
          <table:table-cell table:style-name="ce52" office:value-type="float" office:value="0.667721518987" calcext:value-type="float">
            <text:p>0.668</text:p>
          </table:table-cell>
          <table:table-cell table:style-name="ce52" office:value-type="float" office:value="0.651898734177" calcext:value-type="float">
            <text:p>0.652</text:p>
          </table:table-cell>
          <table:table-cell table:number-columns-repeated="2"/>
          <table:table-cell table:style-name="ce147" table:formula="of:=AVERAGE([.AB66:.AF66])" office:value-type="float" office:value="0.656118143459667" calcext:value-type="float">
            <text:p>0.656</text:p>
          </table:table-cell>
          <table:table-cell table:style-name="ce151" table:formula="of:=STDEV([.AB66:.AD66])" office:value-type="float" office:value="0.0101726273849322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8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52" office:value-type="float" office:value="0.642405063291" calcext:value-type="float">
            <text:p>0.642</text:p>
          </table:table-cell>
          <table:table-cell table:style-name="ce52" office:value-type="float" office:value="0.639240506329" calcext:value-type="float">
            <text:p>0.639</text:p>
          </table:table-cell>
          <table:table-cell table:style-name="ce52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48" table:formula="of:=AVERAGE([.AB67:.AF67])" office:value-type="float" office:value="0.638185654008333" calcext:value-type="float">
            <text:p>0.638</text:p>
          </table:table-cell>
          <table:table-cell table:style-name="ce150" table:formula="of:=STDEV([.AB67:.AD67])" office:value-type="float" office:value="0.00483394060645486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2" office:value-type="float" office:value="120" calcext:value-type="float">
            <text:p>12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2" office:value-type="float" office:value="0.645569620253" calcext:value-type="float">
            <text:p>0.646</text:p>
          </table:table-cell>
          <table:table-cell table:style-name="ce92" office:value-type="float" office:value="0.655063291139" calcext:value-type="float">
            <text:p>0.655</text:p>
          </table:table-cell>
          <table:table-cell table:style-name="ce92" office:value-type="float" office:value="0.639240506329" calcext:value-type="float">
            <text:p>0.639</text:p>
          </table:table-cell>
          <table:table-cell table:style-name="ce56" table:number-columns-repeated="2"/>
          <table:table-cell table:style-name="ce143" office:value-type="float" office:value="0.646624472574" calcext:value-type="float">
            <text:p>0.647</text:p>
          </table:table-cell>
          <table:table-cell table:style-name="ce151" table:formula="of:=STDEV([.AB68:.AD68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number-columns-repeated="2" table:style-name="ce52" office:value-type="float" office:value="0.648734177215" calcext:value-type="float">
            <text:p>0.649</text:p>
          </table:table-cell>
          <table:table-cell table:style-name="ce52" office:value-type="float" office:value="0.639240506329" calcext:value-type="float">
            <text:p>0.639</text:p>
          </table:table-cell>
          <table:table-cell table:number-columns-repeated="2"/>
          <table:table-cell table:style-name="ce143" table:formula="of:=AVERAGE([.AB69:.AF69])" office:value-type="float" office:value="0.645569620253" calcext:value-type="float">
            <text:p>0.646</text:p>
          </table:table-cell>
          <table:table-cell table:style-name="ce151" table:formula="of:=STDEV([.AB69:.AD69])" office:value-type="float" office:value="0.00548117344162985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1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52" office:value-type="float" office:value="0.610759493671" calcext:value-type="float">
            <text:p>0.611</text:p>
          </table:table-cell>
          <table:table-cell table:number-columns-repeated="2" table:style-name="ce52" office:value-type="float" office:value="0.639240506329" calcext:value-type="float">
            <text:p>0.639</text:p>
          </table:table-cell>
          <table:table-cell table:number-columns-repeated="2"/>
          <table:table-cell table:style-name="ce143" table:formula="of:=AVERAGE([.AB70:.AF70])" office:value-type="float" office:value="0.629746835443" calcext:value-type="float">
            <text:p>0.630</text:p>
          </table:table-cell>
          <table:table-cell table:style-name="ce151" table:formula="of:=STDEV([.AB70:.AD70])" office:value-type="float" office:value="0.0164435203248894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8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52" office:value-type="float" office:value="0.594936708861" calcext:value-type="float">
            <text:p>0.595</text:p>
          </table:table-cell>
          <table:table-cell table:style-name="ce52" office:value-type="float" office:value="0.629746835443" calcext:value-type="float">
            <text:p>0.630</text:p>
          </table:table-cell>
          <table:table-cell table:style-name="ce52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43" table:formula="of:=AVERAGE([.AB71:.AF71])" office:value-type="float" office:value="0.619198312236333" calcext:value-type="float">
            <text:p>0.619</text:p>
          </table:table-cell>
          <table:table-cell table:style-name="ce151" table:formula="of:=STDEV([.AB71:.AD71])" office:value-type="float" office:value="0.0210706586026143" calcext:value-type="float">
            <text:p>0.02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8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52" office:value-type="float" office:value="0.667721518987" calcext:value-type="float">
            <text:p>0.668</text:p>
          </table:table-cell>
          <table:table-cell table:style-name="ce52" office:value-type="float" office:value="0.585443037975" calcext:value-type="float">
            <text:p>0.585</text:p>
          </table:table-cell>
          <table:table-cell table:style-name="ce52" office:value-type="float" office:value="0.626582278481" calcext:value-type="float">
            <text:p>0.627</text:p>
          </table:table-cell>
          <table:table-cell table:style-name="ce52" table:number-columns-repeated="2"/>
          <table:table-cell table:style-name="ce143" table:formula="of:=AVERAGE([.AB72:.AF72])" office:value-type="float" office:value="0.626582278481" calcext:value-type="float">
            <text:p>0.627</text:p>
          </table:table-cell>
          <table:table-cell table:style-name="ce151" table:formula="of:=STDEV([.AB72:.AD72])" office:value-type="float" office:value="0.041139240506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128" calcext:value-type="float">
            <text:p>128</text:p>
          </table:table-cell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16" calcext:value-type="float">
            <text:p>16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9" office:value-type="float" office:value="0.579113924051" calcext:value-type="float">
            <text:p>0.579</text:p>
          </table:table-cell>
          <table:table-cell table:style-name="ce99" office:value-type="float" office:value="0.655063291139" calcext:value-type="float">
            <text:p>0.655</text:p>
          </table:table-cell>
          <table:table-cell table:style-name="ce99" office:value-type="float" office:value="0.639240506329" calcext:value-type="float">
            <text:p>0.639</text:p>
          </table:table-cell>
          <table:table-cell table:style-name="ce56" table:number-columns-repeated="2"/>
          <table:table-cell table:style-name="ce143" office:value-type="float" office:value="0.62447257384" calcext:value-type="float">
            <text:p>0.624</text:p>
          </table:table-cell>
          <table:table-cell table:style-name="ce151" table:formula="of:=STDEV([.AB73:.AD73])" office:value-type="float" office:value="0.0400705061457186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2" office:value-type="float" office:value="128" calcext:value-type="float">
            <text:p>128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0" office:value-type="float" office:value="0.632911392405" calcext:value-type="float">
            <text:p>0.633</text:p>
          </table:table-cell>
          <table:table-cell table:style-name="ce100" office:value-type="float" office:value="0.579113924051" calcext:value-type="float">
            <text:p>0.579</text:p>
          </table:table-cell>
          <table:table-cell table:style-name="ce100" office:value-type="float" office:value="0.680379746835" calcext:value-type="float">
            <text:p>0.680</text:p>
          </table:table-cell>
          <table:table-cell table:style-name="ce56" table:number-columns-repeated="2"/>
          <table:table-cell table:style-name="ce143" office:value-type="float" office:value="0.630801687764" calcext:value-type="float">
            <text:p>0.631</text:p>
          </table:table-cell>
          <table:table-cell table:style-name="ce156" table:formula="of:=STDEV([.AB74:.AD74])" office:value-type="float" office:value="0.0506658648034885" calcext:value-type="float">
            <text:p>0.05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101" office:value-type="float" office:value="0.588607594937" calcext:value-type="float">
            <text:p>0.589</text:p>
          </table:table-cell>
          <table:table-cell table:style-name="ce101" office:value-type="float" office:value="0.613924050633" calcext:value-type="float">
            <text:p>0.614</text:p>
          </table:table-cell>
          <table:table-cell table:style-name="ce101" office:value-type="float" office:value="0.610759493671" calcext:value-type="float">
            <text:p>0.611</text:p>
          </table:table-cell>
          <table:table-cell table:style-name="ce52" table:number-columns-repeated="2"/>
          <table:table-cell table:style-name="ce143" table:formula="of:=AVERAGE([.AB75:.AF75])" office:value-type="float" office:value="0.604430379747" calcext:value-type="float">
            <text:p>0.604</text:p>
          </table:table-cell>
          <table:table-cell table:style-name="ce151" table:formula="of:=STDEV([.AB75:.AD75])" office:value-type="float" office:value="0.0137939839984361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102" office:value-type="float" office:value="0.636075949367" calcext:value-type="float">
            <text:p>0.636</text:p>
          </table:table-cell>
          <table:table-cell table:style-name="ce102" office:value-type="float" office:value="0.642405063291" calcext:value-type="float">
            <text:p>0.642</text:p>
          </table:table-cell>
          <table:table-cell table:style-name="ce102" office:value-type="float" office:value="0.623417721519" calcext:value-type="float">
            <text:p>0.623</text:p>
          </table:table-cell>
          <table:table-cell table:style-name="ce52" table:number-columns-repeated="2"/>
          <table:table-cell table:style-name="ce143" table:formula="of:=AVERAGE([.AB76:.AF76])" office:value-type="float" office:value="0.633966244725667" calcext:value-type="float">
            <text:p>0.634</text:p>
          </table:table-cell>
          <table:table-cell table:style-name="ce151" table:formula="of:=STDEV([.AB76:.AD76])" office:value-type="float" office:value="0.00966788121290966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102" office:value-type="float" office:value="0.629746835443" calcext:value-type="float">
            <text:p>0.630</text:p>
          </table:table-cell>
          <table:table-cell table:style-name="ce102" office:value-type="float" office:value="0.639240506329" calcext:value-type="float">
            <text:p>0.639</text:p>
          </table:table-cell>
          <table:table-cell table:style-name="ce102" office:value-type="float" office:value="0.642405063291" calcext:value-type="float">
            <text:p>0.642</text:p>
          </table:table-cell>
          <table:table-cell table:style-name="ce52" table:number-columns-repeated="2"/>
          <table:table-cell table:style-name="ce143" table:formula="of:=AVERAGE([.AB77:.AF77])" office:value-type="float" office:value="0.637130801687667" calcext:value-type="float">
            <text:p>0.637</text:p>
          </table:table-cell>
          <table:table-cell table:style-name="ce151" table:formula="of:=STDEV([.AB77:.AD77])" office:value-type="float" office:value="0.00658755063116922" calcext:value-type="float">
            <text:p>0.00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102" office:value-type="float" office:value="0.629746835443" calcext:value-type="float">
            <text:p>0.630</text:p>
          </table:table-cell>
          <table:table-cell table:style-name="ce102" office:value-type="float" office:value="0.636075949367" calcext:value-type="float">
            <text:p>0.636</text:p>
          </table:table-cell>
          <table:table-cell table:style-name="ce102" office:value-type="float" office:value="0.645569620253" calcext:value-type="float">
            <text:p>0.646</text:p>
          </table:table-cell>
          <table:table-cell table:style-name="ce52" table:number-columns-repeated="2"/>
          <table:table-cell table:style-name="ce143" table:formula="of:=AVERAGE([.AB78:.AF78])" office:value-type="float" office:value="0.637130801687667" calcext:value-type="float">
            <text:p>0.637</text:p>
          </table:table-cell>
          <table:table-cell table:style-name="ce151" table:formula="of:=STDEV([.AB78:.AD78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256" calcext:value-type="float">
            <text:p>256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3" office:value-type="float" office:value="0.639240506329" calcext:value-type="float">
            <text:p>0.639</text:p>
          </table:table-cell>
          <table:table-cell table:style-name="ce103" office:value-type="float" office:value="0.604430379747" calcext:value-type="float">
            <text:p>0.604</text:p>
          </table:table-cell>
          <table:table-cell table:style-name="ce103" office:value-type="float" office:value="0.620253164557" calcext:value-type="float">
            <text:p>0.620</text:p>
          </table:table-cell>
          <table:table-cell table:style-name="ce56" table:number-columns-repeated="2"/>
          <table:table-cell table:style-name="ce143" office:value-type="float" office:value="0.621308016878" calcext:value-type="float">
            <text:p>0.621</text:p>
          </table:table-cell>
          <table:table-cell table:style-name="ce151" table:formula="of:=STDEV([.AB79:.AD79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4" office:value-type="float" office:value="0.629746835443" calcext:value-type="float">
            <text:p>0.630</text:p>
          </table:table-cell>
          <table:table-cell table:style-name="ce104" office:value-type="float" office:value="0.607594936709" calcext:value-type="float">
            <text:p>0.608</text:p>
          </table:table-cell>
          <table:table-cell table:style-name="ce104" office:value-type="float" office:value="0.661392405063" calcext:value-type="float">
            <text:p>0.661</text:p>
          </table:table-cell>
          <table:table-cell table:number-columns-repeated="2"/>
          <table:table-cell table:style-name="ce143" table:formula="of:=AVERAGE([.AB80:.AF80])" office:value-type="float" office:value="0.632911392405" calcext:value-type="float">
            <text:p>0.633</text:p>
          </table:table-cell>
          <table:table-cell table:style-name="ce151" table:formula="of:=STDEV([.AB80:.AD80])" office:value-type="float" office:value="0.0270379865355987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4" office:value-type="float" office:value="0.632911392405" calcext:value-type="float">
            <text:p>0.633</text:p>
          </table:table-cell>
          <table:table-cell table:style-name="ce104" office:value-type="float" office:value="0.658227848101" calcext:value-type="float">
            <text:p>0.658</text:p>
          </table:table-cell>
          <table:table-cell table:style-name="ce104" office:value-type="float" office:value="0.623417721519" calcext:value-type="float">
            <text:p>0.623</text:p>
          </table:table-cell>
          <table:table-cell table:number-columns-repeated="2"/>
          <table:table-cell table:style-name="ce143" table:formula="of:=AVERAGE([.AB81:.AF81])" office:value-type="float" office:value="0.638185654008333" calcext:value-type="float">
            <text:p>0.638</text:p>
          </table:table-cell>
          <table:table-cell table:style-name="ce151" table:formula="of:=STDEV([.AB81:.AD81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91" calcext:value-type="float">
            <text:p>0.91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3" office:value-type="float" office:value="0.670886075949" calcext:value-type="float">
            <text:p>0.671</text:p>
          </table:table-cell>
          <table:table-cell table:style-name="ce103" office:value-type="float" office:value="0.642405063291" calcext:value-type="float">
            <text:p>0.642</text:p>
          </table:table-cell>
          <table:table-cell table:style-name="ce103" office:value-type="float" office:value="0.617088607595" calcext:value-type="float">
            <text:p>0.617</text:p>
          </table:table-cell>
          <table:table-cell table:style-name="ce56" table:number-columns-repeated="2"/>
          <table:table-cell table:style-name="ce143" table:formula="of:=AVERAGE([.AB82:.AF82])" office:value-type="float" office:value="0.643459915611667" calcext:value-type="float">
            <text:p>0.643</text:p>
          </table:table-cell>
          <table:table-cell table:style-name="ce151" table:formula="of:=STDEV([.AB82:.AD82])" office:value-type="float" office:value="0.0269142422406561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92" calcext:value-type="float">
            <text:p>0.92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3" office:value-type="float" office:value="0.620253164557" calcext:value-type="float">
            <text:p>0.620</text:p>
          </table:table-cell>
          <table:table-cell table:style-name="ce103" office:value-type="float" office:value="0.636075949367" calcext:value-type="float">
            <text:p>0.636</text:p>
          </table:table-cell>
          <table:table-cell table:style-name="ce103" office:value-type="float" office:value="0.648734177215" calcext:value-type="float">
            <text:p>0.649</text:p>
          </table:table-cell>
          <table:table-cell table:style-name="ce56" table:number-columns-repeated="2"/>
          <table:table-cell table:style-name="ce143" table:formula="of:=AVERAGE([.AB83:.AF83])" office:value-type="float" office:value="0.635021097046333" calcext:value-type="float">
            <text:p>0.635</text:p>
          </table:table-cell>
          <table:table-cell table:style-name="ce151" table:formula="of:=STDEV([.AB83:.AD83])" office:value-type="float" office:value="0.0142697776986925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95" calcext:value-type="float">
            <text:p>0.9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102" office:value-type="float" office:value="0.648734177215" calcext:value-type="float">
            <text:p>0.649</text:p>
          </table:table-cell>
          <table:table-cell table:style-name="ce102" office:value-type="float" office:value="0.572784810127" calcext:value-type="float">
            <text:p>0.573</text:p>
          </table:table-cell>
          <table:table-cell table:style-name="ce102" office:value-type="float" office:value="0.594936708861" calcext:value-type="float">
            <text:p>0.595</text:p>
          </table:table-cell>
          <table:table-cell table:number-columns-repeated="2"/>
          <table:table-cell table:style-name="ce143" table:formula="of:=AVERAGE([.AB84:.AF84])" office:value-type="float" office:value="0.605485232067667" calcext:value-type="float">
            <text:p>0.605</text:p>
          </table:table-cell>
          <table:table-cell table:style-name="ce151" table:formula="of:=STDEV([.AB84:.AD84])" office:value-type="float" office:value="0.0390580349819104" calcext:value-type="float">
            <text:p>0.03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579113924051" calcext:value-type="float">
            <text:p>0.579</text:p>
          </table:table-cell>
          <table:table-cell table:style-name="ce105" office:value-type="float" office:value="0.620253164557" calcext:value-type="float">
            <text:p>0.620</text:p>
          </table:table-cell>
          <table:table-cell table:style-name="ce105" office:value-type="float" office:value="0.598101265823" calcext:value-type="float">
            <text:p>0.598</text:p>
          </table:table-cell>
          <table:table-cell table:number-columns-repeated="2"/>
          <table:table-cell table:style-name="ce143" table:formula="of:=AVERAGE([.AB85:.AF85])" office:value-type="float" office:value="0.599156118143667" calcext:value-type="float">
            <text:p>0.599</text:p>
          </table:table-cell>
          <table:table-cell table:style-name="ce151" table:formula="of:=STDEV([.AB85:.AD85])" office:value-type="float" office:value="0.0205898958816318" calcext:value-type="float">
            <text:p>0.02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32911392405" calcext:value-type="float">
            <text:p>0.633</text:p>
          </table:table-cell>
          <table:table-cell table:style-name="ce105" office:value-type="float" office:value="0.636075949367" calcext:value-type="float">
            <text:p>0.636</text:p>
          </table:table-cell>
          <table:table-cell table:style-name="ce105" office:value-type="float" office:value="0.626582278481" calcext:value-type="float">
            <text:p>0.627</text:p>
          </table:table-cell>
          <table:table-cell table:number-columns-repeated="2"/>
          <table:table-cell table:style-name="ce143" table:formula="of:=AVERAGE([.AB86:.AF86])" office:value-type="float" office:value="0.631856540084333" calcext:value-type="float">
            <text:p>0.632</text:p>
          </table:table-cell>
          <table:table-cell table:style-name="ce151" table:formula="of:=STDEV([.AB86:.AD86])" office:value-type="float" office:value="0.0048339406064548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20253164557" calcext:value-type="float">
            <text:p>0.620</text:p>
          </table:table-cell>
          <table:table-cell table:style-name="ce105" office:value-type="float" office:value="0.642405063291" calcext:value-type="float">
            <text:p>0.642</text:p>
          </table:table-cell>
          <table:table-cell table:style-name="ce105" office:value-type="float" office:value="0.664556962025" calcext:value-type="float">
            <text:p>0.665</text:p>
          </table:table-cell>
          <table:table-cell table:number-columns-repeated="2"/>
          <table:table-cell table:style-name="ce143" table:formula="of:=AVERAGE([.AB87:.AF87])" office:value-type="float" office:value="0.642405063291" calcext:value-type="float">
            <text:p>0.642</text:p>
          </table:table-cell>
          <table:table-cell table:style-name="ce151" table:formula="of:=STDEV([.AB87:.AD87])" office:value-type="float" office:value="0.02215189873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number-columns-repeated="2" table:style-name="ce105" office:value-type="float" office:value="0.591772151899" calcext:value-type="float">
            <text:p>0.592</text:p>
          </table:table-cell>
          <table:table-cell table:style-name="ce105" office:value-type="float" office:value="0.632911392405" calcext:value-type="float">
            <text:p>0.633</text:p>
          </table:table-cell>
          <table:table-cell table:number-columns-repeated="2"/>
          <table:table-cell table:style-name="ce143" table:formula="of:=AVERAGE([.AB88:.AF88])" office:value-type="float" office:value="0.605485232067667" calcext:value-type="float">
            <text:p>0.605</text:p>
          </table:table-cell>
          <table:table-cell table:style-name="ce151" table:formula="of:=STDEV([.AB88:.AD88])" office:value-type="float" office:value="0.0237517515803958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61392405063" calcext:value-type="float">
            <text:p>0.661</text:p>
          </table:table-cell>
          <table:table-cell table:style-name="ce105" office:value-type="float" office:value="0.623417721519" calcext:value-type="float">
            <text:p>0.623</text:p>
          </table:table-cell>
          <table:table-cell table:style-name="ce105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B89:.AF89])" office:value-type="float" office:value="0.632911392405" calcext:value-type="float">
            <text:p>0.633</text:p>
          </table:table-cell>
          <table:table-cell table:style-name="ce151" table:formula="of:=STDEV([.AB89:.AD89])" office:value-type="float" office:value="0.0251178921934502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566455696203" calcext:value-type="float">
            <text:p>0.566</text:p>
          </table:table-cell>
          <table:table-cell table:style-name="ce105" office:value-type="float" office:value="0.582278481013" calcext:value-type="float">
            <text:p>0.582</text:p>
          </table:table-cell>
          <table:table-cell table:style-name="ce105" office:value-type="float" office:value="0.594936708861" calcext:value-type="float">
            <text:p>0.595</text:p>
          </table:table-cell>
          <table:table-cell table:number-columns-repeated="2"/>
          <table:table-cell table:style-name="ce143" table:formula="of:=AVERAGE([.AB90:.AF90])" office:value-type="float" office:value="0.581223628692333" calcext:value-type="float">
            <text:p>0.581</text:p>
          </table:table-cell>
          <table:table-cell table:style-name="ce151" table:formula="of:=STDEV([.AB90:.AD90])" office:value-type="float" office:value="0.0142697776986925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8"/>
          <table:table-cell/>
          <table:table-cell table:style-name="ce106" office:value-type="float" office:value="0.632911392405" calcext:value-type="float">
            <text:p>0.633</text:p>
          </table:table-cell>
          <table:table-cell table:style-name="ce106" office:value-type="float" office:value="0.645569620253" calcext:value-type="float">
            <text:p>0.646</text:p>
          </table:table-cell>
          <table:table-cell table:style-name="ce106" office:value-type="float" office:value="0.667721518987" calcext:value-type="float">
            <text:p>0.668</text:p>
          </table:table-cell>
          <table:table-cell table:number-columns-repeated="2"/>
          <table:table-cell table:style-name="ce143" table:formula="of:=AVERAGE([.AB91:.AF91])" office:value-type="float" office:value="0.648734177215" calcext:value-type="float">
            <text:p>0.649</text:p>
          </table:table-cell>
          <table:table-cell table:style-name="ce151" table:formula="of:=STDEV([.AB91:.AD91])" office:value-type="float" office:value="0.0176195074771692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51898734177" calcext:value-type="float">
            <text:p>0.652</text:p>
          </table:table-cell>
          <table:table-cell table:style-name="ce105" office:value-type="float" office:value="0.620253164557" calcext:value-type="float">
            <text:p>0.620</text:p>
          </table:table-cell>
          <table:table-cell table:style-name="ce105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B92:.AF92])" office:value-type="float" office:value="0.628691983122333" calcext:value-type="float">
            <text:p>0.629</text:p>
          </table:table-cell>
          <table:table-cell table:style-name="ce151" table:formula="of:=STDEV([.AB92:.AD92])" office:value-type="float" office:value="0.0203452547698645" calcext:value-type="float">
            <text:p>0.02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29746835443" calcext:value-type="float">
            <text:p>0.630</text:p>
          </table:table-cell>
          <table:table-cell table:style-name="ce105" office:value-type="float" office:value="0.645569620253" calcext:value-type="float">
            <text:p>0.646</text:p>
          </table:table-cell>
          <table:table-cell table:style-name="ce105" office:value-type="float" office:value="0.632911392405" calcext:value-type="float">
            <text:p>0.633</text:p>
          </table:table-cell>
          <table:table-cell table:number-columns-repeated="2"/>
          <table:table-cell table:style-name="ce143" table:formula="of:=AVERAGE([.AB93:.AF93])" office:value-type="float" office:value="0.636075949367" calcext:value-type="float">
            <text:p>0.636</text:p>
          </table:table-cell>
          <table:table-cell table:style-name="ce151" table:formula="of:=STDEV([.AB93:.AD93])" office:value-type="float" office:value="0.00837263073115009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1772151899" calcext:value-type="float">
            <text:p>0.592</text:p>
          </table:table-cell>
          <table:table-cell table:style-name="ce106" office:value-type="float" office:value="0.610759493671" calcext:value-type="float">
            <text:p>0.611</text:p>
          </table:table-cell>
          <table:table-cell table:style-name="ce106" office:value-type="float" office:value="0.591772151899" calcext:value-type="float">
            <text:p>0.592</text:p>
          </table:table-cell>
          <table:table-cell table:number-columns-repeated="2"/>
          <table:table-cell table:style-name="ce143" table:formula="of:=AVERAGE([.AB94:.AF94])" office:value-type="float" office:value="0.598101265823" calcext:value-type="float">
            <text:p>0.598</text:p>
          </table:table-cell>
          <table:table-cell table:style-name="ce151" table:formula="of:=STDEV([.AB94:.AD94])" office:value-type="float" office:value="0.0109623468832596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64556962025" calcext:value-type="float">
            <text:p>0.665</text:p>
          </table:table-cell>
          <table:table-cell table:style-name="ce106" office:value-type="float" office:value="0.617088607595" calcext:value-type="float">
            <text:p>0.617</text:p>
          </table:table-cell>
          <table:table-cell table:style-name="ce106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B95:.AF95])" office:value-type="float" office:value="0.631856540084333" calcext:value-type="float">
            <text:p>0.632</text:p>
          </table:table-cell>
          <table:table-cell table:style-name="ce151" table:formula="of:=STDEV([.AB95:.AD95])" office:value-type="float" office:value="0.0283635646827874" calcext:value-type="float">
            <text:p>0.028</text:p>
          </table:table-cell>
          <table:table-cell table:style-name="ce5" office:value-type="string" calcext:value-type="string">
            <text:p>reason, claim, warrant</text:p>
          </table:table-cell>
          <table:table-cell table:style-name="ce158" office:value-type="string" calcext:value-type="string">
            <text:p>old</text:p>
          </table:table-cell>
          <table:table-cell table:style-name="ce23" table:number-columns-repeated="988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4936708861" calcext:value-type="float">
            <text:p>0.595</text:p>
          </table:table-cell>
          <table:table-cell table:style-name="ce106" office:value-type="float" office:value="0.651898734177" calcext:value-type="float">
            <text:p>0.652</text:p>
          </table:table-cell>
          <table:table-cell table:style-name="ce106" office:value-type="float" office:value="0.667721518987" calcext:value-type="float">
            <text:p>0.668</text:p>
          </table:table-cell>
          <table:table-cell table:number-columns-repeated="2"/>
          <table:table-cell table:style-name="ce143" table:formula="of:=AVERAGE([.AB96:.AF96])" office:value-type="float" office:value="0.638185654008333" calcext:value-type="float">
            <text:p>0.638</text:p>
          </table:table-cell>
          <table:table-cell table:style-name="ce151" table:formula="of:=STDEV([.AB96:.AD96])" office:value-type="float" office:value="0.0382811124714744" calcext:value-type="float">
            <text:p>0.038</text:p>
          </table:table-cell>
          <table:table-cell table:style-name="ce5" office:value-type="string" calcext:value-type="string">
            <text:p>reason, claim</text:p>
          </table:table-cell>
          <table:table-cell table:style-name="ce158" office:value-type="string" calcext:value-type="string">
            <text:p>old</text:p>
          </table:table-cell>
          <table:table-cell table:style-name="ce23" table:number-columns-repeated="988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4936708861" calcext:value-type="float">
            <text:p>0.595</text:p>
          </table:table-cell>
          <table:table-cell table:style-name="ce106" office:value-type="float" office:value="0.632911392405" calcext:value-type="float">
            <text:p>0.633</text:p>
          </table:table-cell>
          <table:table-cell table:style-name="ce106" office:value-type="float" office:value="0.629746835443" calcext:value-type="float">
            <text:p>0.630</text:p>
          </table:table-cell>
          <table:table-cell table:number-columns-repeated="2"/>
          <table:table-cell table:style-name="ce143" table:formula="of:=AVERAGE([.AB97:.AF97])" office:value-type="float" office:value="0.619198312236333" calcext:value-type="float">
            <text:p>0.619</text:p>
          </table:table-cell>
          <table:table-cell table:style-name="ce151" table:formula="of:=STDEV([.AB97:.AD97])" office:value-type="float" office:value="0.0210706586026143" calcext:value-type="float">
            <text:p>0.021</text:p>
          </table:table-cell>
          <table:table-cell table:style-name="ce5" office:value-type="string" calcext:value-type="string">
            <text:p>?</text:p>
          </table:table-cell>
          <table:table-cell table:style-name="ce158" office:value-type="string" calcext:value-type="string">
            <text:p>old</text:p>
          </table:table-cell>
          <table:table-cell table:style-name="ce23"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42405063291" calcext:value-type="float">
            <text:p>0.642</text:p>
          </table:table-cell>
          <table:table-cell table:style-name="ce106" office:value-type="float" office:value="0.645569620253" calcext:value-type="float">
            <text:p>0.646</text:p>
          </table:table-cell>
          <table:table-cell table:style-name="ce106" office:value-type="float" office:value="0.610759493671" calcext:value-type="float">
            <text:p>0.611</text:p>
          </table:table-cell>
          <table:table-cell table:number-columns-repeated="2"/>
          <table:table-cell table:style-name="ce143" table:formula="of:=AVERAGE([.AB98:.AF98])" office:value-type="float" office:value="0.632911392405" calcext:value-type="float">
            <text:p>0.633</text:p>
          </table:table-cell>
          <table:table-cell table:style-name="ce151" table:formula="of:=STDEV([.AB98:.AD98])" office:value-type="float" office:value="0.019249248513448" calcext:value-type="float">
            <text:p>0.019</text:p>
          </table:table-cell>
          <table:table-cell table:style-name="ce5" office:value-type="string" calcext:value-type="string">
            <text:p>warrent, reason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29746835443" calcext:value-type="float">
            <text:p>0.630</text:p>
          </table:table-cell>
          <table:table-cell table:style-name="ce106" office:value-type="float" office:value="0.607594936709" calcext:value-type="float">
            <text:p>0.608</text:p>
          </table:table-cell>
          <table:table-cell table:style-name="ce106" office:value-type="float" office:value="0.588607594937" calcext:value-type="float">
            <text:p>0.589</text:p>
          </table:table-cell>
          <table:table-cell table:number-columns-repeated="2"/>
          <table:table-cell table:style-name="ce143" table:formula="of:=AVERAGE([.AB99:.AF99])" office:value-type="float" office:value="0.608649789029667" calcext:value-type="float">
            <text:p>0.609</text:p>
          </table:table-cell>
          <table:table-cell table:style-name="ce151" table:formula="of:=STDEV([.AB99:.AD99])" office:value-type="float" office:value="0.0205898958816319" calcext:value-type="float">
            <text:p>0.021</text:p>
          </table:table-cell>
          <table:table-cell table:style-name="ce5" office:value-type="string" calcext:value-type="string">
            <text:p>warrent, reason, claim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10759493671" calcext:value-type="float">
            <text:p>0.611</text:p>
          </table:table-cell>
          <table:table-cell table:number-columns-repeated="2" table:style-name="ce106" office:value-type="float" office:value="0.629746835443" calcext:value-type="float">
            <text:p>0.630</text:p>
          </table:table-cell>
          <table:table-cell table:number-columns-repeated="2"/>
          <table:table-cell table:style-name="ce143" table:formula="of:=AVERAGE([.AB100:.AF100])" office:value-type="float" office:value="0.623417721519" calcext:value-type="float">
            <text:p>0.623</text:p>
          </table:table-cell>
          <table:table-cell table:style-name="ce151" table:formula="of:=STDEV([.AB100:.AD100])" office:value-type="float" office:value="0.0109623468832596" calcext:value-type="float">
            <text:p>0.011</text:p>
          </table:table-cell>
          <table:table-cell table:style-name="ce5" office:value-type="string" calcext:value-type="string">
            <text:p>warrent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1"/>
          <table:table-cell/>
          <table:table-cell table:style-name="ce52"/>
          <table:table-cell/>
          <table:table-cell table:style-name="ce106" office:value-type="float" office:value="0.683544303797" calcext:value-type="float">
            <text:p>0.684</text:p>
          </table:table-cell>
          <table:table-cell table:number-columns-repeated="2" table:style-name="ce106" office:value-type="float" office:value="0.642405063291" calcext:value-type="float">
            <text:p>0.642</text:p>
          </table:table-cell>
          <table:table-cell table:number-columns-repeated="2"/>
          <table:table-cell table:style-name="ce143" table:formula="of:=AVERAGE([.AB101:.AF101])" office:value-type="float" office:value="0.656118143459667" calcext:value-type="float">
            <text:p>0.656</text:p>
          </table:table-cell>
          <table:table-cell table:style-name="ce151" table:formula="of:=STDEV([.AB101:.AD101])" office:value-type="float" office:value="0.0237517515803959" calcext:value-type="float">
            <text:p>0.024</text:p>
          </table:table-cell>
          <table:table-cell table:style-name="ce5" office:value-type="string" calcext:value-type="string">
            <text:p>warrent, reason, claim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64556962025" calcext:value-type="float">
            <text:p>0.665</text:p>
          </table:table-cell>
          <table:table-cell table:style-name="ce106" office:value-type="float" office:value="0.642405063291" calcext:value-type="float">
            <text:p>0.642</text:p>
          </table:table-cell>
          <table:table-cell table:number-columns-repeated="2"/>
          <table:table-cell table:style-name="ce143" table:formula="of:=AVERAGE([.AB102:.AF102])" office:value-type="float" office:value="0.648734177215" calcext:value-type="float">
            <text:p>0.649</text:p>
          </table:table-cell>
          <table:table-cell table:style-name="ce151" table:formula="of:=STDEV([.AB102:.AD102])" office:value-type="float" office:value="0.0137939839984361" calcext:value-type="float">
            <text:p>0.014</text:p>
          </table:table-cell>
          <table:table-cell table:style-name="ce5" office:value-type="string" calcext:value-type="string">
            <text:p>warrent, reason, claim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1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8101265823" calcext:value-type="float">
            <text:p>0.598</text:p>
          </table:table-cell>
          <table:table-cell table:style-name="ce106" office:value-type="float" office:value="0.648734177215" calcext:value-type="float">
            <text:p>0.649</text:p>
          </table:table-cell>
          <table:table-cell table:style-name="ce106" office:value-type="float" office:value="0.651898734177" calcext:value-type="float">
            <text:p>0.652</text:p>
          </table:table-cell>
          <table:table-cell table:number-columns-repeated="2"/>
          <table:table-cell table:style-name="ce143" table:formula="of:=AVERAGE([.AB103:.AF103])" office:value-type="float" office:value="0.632911392405" calcext:value-type="float">
            <text:p>0.633</text:p>
          </table:table-cell>
          <table:table-cell table:style-name="ce151" table:formula="of:=STDEV([.AB103:.AD103])" office:value-type="float" office:value="0.0301879494116872" calcext:value-type="float">
            <text:p>0.030</text:p>
          </table:table-cell>
          <table:table-cell table:style-name="ce5" office:value-type="string" calcext:value-type="string">
            <text:p>warrent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32911392405" calcext:value-type="float">
            <text:p>0.633</text:p>
          </table:table-cell>
          <table:table-cell table:number-columns-repeated="2" table:style-name="ce106" office:value-type="float" office:value="0.626582278481" calcext:value-type="float">
            <text:p>0.627</text:p>
          </table:table-cell>
          <table:table-cell table:number-columns-repeated="2"/>
          <table:table-cell table:style-name="ce143" table:formula="of:=AVERAGE([.AB104:.AF104])" office:value-type="float" office:value="0.628691983122333" calcext:value-type="float">
            <text:p>0.629</text:p>
          </table:table-cell>
          <table:table-cell table:style-name="ce151" table:formula="of:=STDEV([.AB104:.AD104])" office:value-type="float" office:value="0.00365411562775317" calcext:value-type="float">
            <text:p>0.004</text:p>
          </table:table-cell>
          <table:table-cell table:style-name="ce5" office:value-type="string" calcext:value-type="string">
            <text:p>warrent, reason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82278481013" calcext:value-type="float">
            <text:p>0.582</text:p>
          </table:table-cell>
          <table:table-cell table:style-name="ce106" office:value-type="float" office:value="0.645569620253" calcext:value-type="float">
            <text:p>0.646</text:p>
          </table:table-cell>
          <table:table-cell table:style-name="ce106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B105:.AF105])" office:value-type="float" office:value="0.613924050633" calcext:value-type="float">
            <text:p>0.614</text:p>
          </table:table-cell>
          <table:table-cell table:style-name="ce151" table:formula="of:=STDEV([.AB105:.AD105])" office:value-type="float" office:value="0.03164556962" calcext:value-type="float">
            <text:p>0.032</text:p>
          </table:table-cell>
          <table:table-cell table:style-name="ce5" office:value-type="string" calcext:value-type="string">
            <text:p>warrent, reason, claim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4" table:number-columns-repeated="2"/>
          <table:table-cell table:style-name="ce52"/>
          <table:table-cell table:style-name="ce23"/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42405063291" calcext:value-type="float">
            <text:p>0.642</text:p>
          </table:table-cell>
          <table:table-cell table:style-name="ce106" office:value-type="float" office:value="0.648734177215" calcext:value-type="float">
            <text:p>0.649</text:p>
          </table:table-cell>
          <table:table-cell table:style-name="ce52" table:number-columns-repeated="2"/>
          <table:table-cell table:style-name="ce143" table:formula="of:=AVERAGE([.AB106:.AF106])" office:value-type="float" office:value="0.643459915611667" calcext:value-type="float">
            <text:p>0.643</text:p>
          </table:table-cell>
          <table:table-cell table:style-name="ce151" table:formula="of:=STDEV([.AB106:.AD106])" office:value-type="float" office:value="0.00483394060645486" calcext:value-type="float">
            <text:p>0.005</text:p>
          </table:table-cell>
          <table:table-cell table:style-name="ce5" office:value-type="string" calcext:value-type="string">
            <text:p>warrent, reason, claim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4" table:number-columns-repeated="2"/>
          <table:table-cell table:style-name="ce52"/>
          <table:table-cell table:style-name="ce23"/>
          <table:table-cell table:style-name="ce106" office:value-type="float" office:value="0.582278481013" calcext:value-type="float">
            <text:p>0.582</text:p>
          </table:table-cell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58227848101" calcext:value-type="float">
            <text:p>0.658</text:p>
          </table:table-cell>
          <table:table-cell table:style-name="ce52" table:number-columns-repeated="2"/>
          <table:table-cell table:style-name="ce143" table:formula="of:=AVERAGE([.AB107:.AF107])" office:value-type="float" office:value="0.626582278481" calcext:value-type="float">
            <text:p>0.627</text:p>
          </table:table-cell>
          <table:table-cell table:style-name="ce151" table:formula="of:=STDEV([.AB107:.AD107])" office:value-type="float" office:value="0.0395253037870155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 table:style-name="ce3" office:value-type="string" calcext:value-type="string">
            <text:p>2017-11-18_17-06-40-060136</text:p>
          </table:table-cell>
          <table:table-cell table:style-name="ce13"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793" calcext:value-type="float">
            <text:p>6793</text:p>
          </table:table-cell>
          <table:table-cell table:style-name="ce18"/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Theano</text:p>
          </table:table-cell>
          <table:table-cell table:style-name="ce18" office:value-type="string" calcext:value-type="string">
            <text:p>AttentionLSTM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binary_crossentropy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sigmoid</text:p>
          </table:table-cell>
          <table:table-cell table:style-name="ce18" office:value-type="float" office:value="0.1" calcext:value-type="float">
            <text:p>0.1</text:p>
          </table:table-cell>
          <table:table-cell table:style-name="ce42" office:value-type="float" office:value="3" calcext:value-type="float">
            <text:p>3</text:p>
          </table:table-cell>
          <table:table-cell table:style-name="ce18" office:value-type="float" office:value="12345" calcext:value-type="float">
            <text:p>1234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15"/>
          <table:table-cell table:style-name="ce107" office:value-type="float" office:value="0.632911392405" calcext:value-type="float">
            <text:p>0.633</text:p>
          </table:table-cell>
          <table:table-cell table:style-name="ce107" office:value-type="float" office:value="0.601265822785" calcext:value-type="float">
            <text:p>0.601</text:p>
          </table:table-cell>
          <table:table-cell table:style-name="ce107" office:value-type="float" office:value="0.642405063291" calcext:value-type="float">
            <text:p>0.642</text:p>
          </table:table-cell>
          <table:table-cell table:style-name="ce53" table:number-columns-repeated="2"/>
          <table:table-cell table:style-name="ce143" table:formula="of:=AVERAGE([.AB108:.AF108])" office:value-type="float" office:value="0.625527426160333" calcext:value-type="float">
            <text:p>0.626</text:p>
          </table:table-cell>
          <table:table-cell table:style-name="ce151" table:formula="of:=STDEV([.AB108:.AD108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8" office:value-type="string" calcext:value-type="string">
            <text:p>new</text:p>
          </table:table-cell>
          <table:table-cell table:style-name="ce18" table:number-columns-repeated="988"/>
        </table:table-row>
        <table:table-row table:style-name="ro3">
          <table:table-cell table:number-columns-repeated="25"/>
          <table:table-cell table:style-name="ce52"/>
          <table:table-cell table:style-name="ce2"/>
          <table:table-cell table:style-name="Default" table:number-columns-repeated="2"/>
          <table:table-cell table:style-name="ce109" table:formula="of:=MAX([.AB2:.AD106])" office:value-type="float" office:value="0.683544303797" calcext:value-type="float">
            <text:p>0.684</text:p>
          </table:table-cell>
          <table:table-cell table:style-name="ce109" office:value-type="string" calcext:value-type="string">
            <text:p>MAX</text:p>
          </table:table-cell>
          <table:table-cell table:style-name="ce52"/>
          <table:table-cell table:style-name="ce109" table:formula="of:=MAX([.AG2:.AG86])" office:value-type="float" office:value="0.680379746835" calcext:value-type="float">
            <text:p>0.680</text:p>
          </table:table-cell>
          <table:table-cell table:style-name="ce109" office:value-type="string" calcext:value-type="string">
            <text:p>MAX</text:p>
          </table:table-cell>
          <table:table-cell table:style-name="ce23"/>
          <table:table-cell table:number-columns-repeated="989"/>
        </table:table-row>
        <table:table-row table:style-name="ro3" table:number-rows-repeated="56">
          <table:table-cell table:number-columns-repeated="25"/>
          <table:table-cell table:style-name="ce55" table:number-columns-repeated="2"/>
          <table:table-cell table:number-columns-repeated="997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AB35:Tabelle1.AD35 Tabelle1.AB2:Tabelle1.AD15 Tabelle1.AB31:Tabelle1.AD32">
            <calcext:condition calcext:apply-style-name="above" calcext:value="&gt;0.649" calcext:base-cell-address="Tabelle1.AB2"/>
          </calcext:conditional-format>
          <calcext:conditional-format calcext:target-range-address="Tabelle1.AG35:Tabelle1.AG35 Tabelle1.AG2:Tabelle1.AG15 Tabelle1.AG31:Tabelle1.AG32">
            <calcext:condition calcext:apply-style-name="above" calcext:value="&gt;0.649" calcext:base-cell-address="Tabelle1.AG2"/>
          </calcext:conditional-format>
          <calcext:conditional-format calcext:target-range-address="Tabelle1.AB46:Tabelle1.AD46">
            <calcext:condition calcext:apply-style-name="above" calcext:value="&gt;0.649" calcext:base-cell-address="Tabelle1.AB46"/>
          </calcext:conditional-format>
          <calcext:conditional-format calcext:target-range-address="Tabelle1.AG46:Tabelle1.AG46">
            <calcext:condition calcext:apply-style-name="above" calcext:value="&gt;0.649" calcext:base-cell-address="Tabelle1.AG46"/>
          </calcext:conditional-format>
          <calcext:conditional-format calcext:target-range-address="Tabelle1.AB29:Tabelle1.AD29 Tabelle1.AB16:Tabelle1.AD16 Tabelle1.AB27:Tabelle1.AD28 Tabelle1.AB20:Tabelle1.AD21">
            <calcext:condition calcext:apply-style-name="above" calcext:value="&gt;0.649" calcext:base-cell-address="Tabelle1.AB16"/>
          </calcext:conditional-format>
          <calcext:conditional-format calcext:target-range-address="Tabelle1.AG29:Tabelle1.AG29 Tabelle1.AG16:Tabelle1.AG16 Tabelle1.AG27:Tabelle1.AG28 Tabelle1.AG20:Tabelle1.AG21">
            <calcext:condition calcext:apply-style-name="above" calcext:value="&gt;0.649" calcext:base-cell-address="Tabelle1.AG16"/>
          </calcext:conditional-format>
          <calcext:conditional-format calcext:target-range-address="Tabelle1.AB17:Tabelle1.AD17">
            <calcext:condition calcext:apply-style-name="above" calcext:value="&gt;0.649" calcext:base-cell-address="Tabelle1.AB17"/>
          </calcext:conditional-format>
          <calcext:conditional-format calcext:target-range-address="Tabelle1.AG17:Tabelle1.AG17">
            <calcext:condition calcext:apply-style-name="above" calcext:value="&gt;0.649" calcext:base-cell-address="Tabelle1.AG17"/>
          </calcext:conditional-format>
          <calcext:conditional-format calcext:target-range-address="Tabelle1.AB18:Tabelle1.AD18">
            <calcext:condition calcext:apply-style-name="above" calcext:value="&gt;0.649" calcext:base-cell-address="Tabelle1.AB18"/>
          </calcext:conditional-format>
          <calcext:conditional-format calcext:target-range-address="Tabelle1.AG18:Tabelle1.AG18">
            <calcext:condition calcext:apply-style-name="above" calcext:value="&gt;0.649" calcext:base-cell-address="Tabelle1.AG18"/>
          </calcext:conditional-format>
          <calcext:conditional-format calcext:target-range-address="Tabelle1.AB30:Tabelle1.AD30">
            <calcext:condition calcext:apply-style-name="above" calcext:value="&gt;0.649" calcext:base-cell-address="Tabelle1.AB30"/>
          </calcext:conditional-format>
          <calcext:conditional-format calcext:target-range-address="Tabelle1.AG30:Tabelle1.AG30">
            <calcext:condition calcext:apply-style-name="above" calcext:value="&gt;0.649" calcext:base-cell-address="Tabelle1.AG30"/>
          </calcext:conditional-format>
          <calcext:conditional-format calcext:target-range-address="Tabelle1.AB25:Tabelle1.AD26 Tabelle1.AB22:Tabelle1.AD23">
            <calcext:condition calcext:apply-style-name="above" calcext:value="&gt;0.649" calcext:base-cell-address="Tabelle1.AB22"/>
          </calcext:conditional-format>
          <calcext:conditional-format calcext:target-range-address="Tabelle1.AG22:Tabelle1.AG26">
            <calcext:condition calcext:apply-style-name="above" calcext:value="&gt;0.649" calcext:base-cell-address="Tabelle1.AG22"/>
          </calcext:conditional-format>
          <calcext:conditional-format calcext:target-range-address="Tabelle1.AB19:Tabelle1.AD19">
            <calcext:condition calcext:apply-style-name="above" calcext:value="&gt;0.649" calcext:base-cell-address="Tabelle1.AB19"/>
          </calcext:conditional-format>
          <calcext:conditional-format calcext:target-range-address="Tabelle1.AG19:Tabelle1.AG19">
            <calcext:condition calcext:apply-style-name="above" calcext:value="&gt;0.649" calcext:base-cell-address="Tabelle1.AG19"/>
          </calcext:conditional-format>
          <calcext:conditional-format calcext:target-range-address="Tabelle1.AB33:Tabelle1.AD33">
            <calcext:condition calcext:apply-style-name="above" calcext:value="&gt;0.649" calcext:base-cell-address="Tabelle1.AB33"/>
          </calcext:conditional-format>
          <calcext:conditional-format calcext:target-range-address="Tabelle1.AG33:Tabelle1.AG33">
            <calcext:condition calcext:apply-style-name="above" calcext:value="&gt;0.649" calcext:base-cell-address="Tabelle1.AG33"/>
          </calcext:conditional-format>
          <calcext:conditional-format calcext:target-range-address="Tabelle1.AB34:Tabelle1.AD34">
            <calcext:condition calcext:apply-style-name="above" calcext:value="&gt;0.649" calcext:base-cell-address="Tabelle1.AB34"/>
          </calcext:conditional-format>
          <calcext:conditional-format calcext:target-range-address="Tabelle1.AG34:Tabelle1.AG34">
            <calcext:condition calcext:apply-style-name="above" calcext:value="&gt;0.649" calcext:base-cell-address="Tabelle1.AG34"/>
          </calcext:conditional-format>
          <calcext:conditional-format calcext:target-range-address="Tabelle1.AB35:Tabelle1.AD35">
            <calcext:condition calcext:apply-style-name="above" calcext:value="&gt;0.649" calcext:base-cell-address="Tabelle1.AB35"/>
          </calcext:conditional-format>
          <calcext:conditional-format calcext:target-range-address="Tabelle1.AG35:Tabelle1.AG35">
            <calcext:condition calcext:apply-style-name="above" calcext:value="&gt;0.649" calcext:base-cell-address="Tabelle1.AG35"/>
          </calcext:conditional-format>
          <calcext:conditional-format calcext:target-range-address="Tabelle1.AB36:Tabelle1.AD36">
            <calcext:condition calcext:apply-style-name="above" calcext:value="&gt;0.649" calcext:base-cell-address="Tabelle1.AB36"/>
          </calcext:conditional-format>
          <calcext:conditional-format calcext:target-range-address="Tabelle1.AG36:Tabelle1.AG36">
            <calcext:condition calcext:apply-style-name="above" calcext:value="&gt;0.649" calcext:base-cell-address="Tabelle1.AG36"/>
          </calcext:conditional-format>
          <calcext:conditional-format calcext:target-range-address="Tabelle1.AB37:Tabelle1.AD37">
            <calcext:condition calcext:apply-style-name="above" calcext:value="&gt;0.649" calcext:base-cell-address="Tabelle1.AB37"/>
          </calcext:conditional-format>
          <calcext:conditional-format calcext:target-range-address="Tabelle1.AG37:Tabelle1.AG37">
            <calcext:condition calcext:apply-style-name="above" calcext:value="&gt;0.649" calcext:base-cell-address="Tabelle1.AG37"/>
          </calcext:conditional-format>
          <calcext:conditional-format calcext:target-range-address="Tabelle1.AB38:Tabelle1.AD38">
            <calcext:condition calcext:apply-style-name="above" calcext:value="&gt;0.649" calcext:base-cell-address="Tabelle1.AB38"/>
          </calcext:conditional-format>
          <calcext:conditional-format calcext:target-range-address="Tabelle1.AG38:Tabelle1.AG38">
            <calcext:condition calcext:apply-style-name="above" calcext:value="&gt;0.649" calcext:base-cell-address="Tabelle1.AG38"/>
          </calcext:conditional-format>
          <calcext:conditional-format calcext:target-range-address="Tabelle1.AB39:Tabelle1.AD39">
            <calcext:condition calcext:apply-style-name="above" calcext:value="&gt;0.649" calcext:base-cell-address="Tabelle1.AB39"/>
          </calcext:conditional-format>
          <calcext:conditional-format calcext:target-range-address="Tabelle1.AG39:Tabelle1.AG39">
            <calcext:condition calcext:apply-style-name="above" calcext:value="&gt;0.649" calcext:base-cell-address="Tabelle1.AG39"/>
          </calcext:conditional-format>
          <calcext:conditional-format calcext:target-range-address="Tabelle1.AB40:Tabelle1.AD40">
            <calcext:condition calcext:apply-style-name="above" calcext:value="&gt;0.649" calcext:base-cell-address="Tabelle1.AB40"/>
          </calcext:conditional-format>
          <calcext:conditional-format calcext:target-range-address="Tabelle1.AG40:Tabelle1.AG40">
            <calcext:condition calcext:apply-style-name="above" calcext:value="&gt;0.649" calcext:base-cell-address="Tabelle1.AG40"/>
          </calcext:conditional-format>
          <calcext:conditional-format calcext:target-range-address="Tabelle1.AB41:Tabelle1.AD43">
            <calcext:condition calcext:apply-style-name="above" calcext:value="&gt;0.649" calcext:base-cell-address="Tabelle1.AB41"/>
          </calcext:conditional-format>
          <calcext:conditional-format calcext:target-range-address="Tabelle1.AG41:Tabelle1.AG43">
            <calcext:condition calcext:apply-style-name="above" calcext:value="&gt;0.649" calcext:base-cell-address="Tabelle1.AG41"/>
          </calcext:conditional-format>
          <calcext:conditional-format calcext:target-range-address="Tabelle1.AB44:Tabelle1.AD44">
            <calcext:condition calcext:apply-style-name="above" calcext:value="&gt;0.649" calcext:base-cell-address="Tabelle1.AB44"/>
          </calcext:conditional-format>
          <calcext:conditional-format calcext:target-range-address="Tabelle1.AG44:Tabelle1.AG44">
            <calcext:condition calcext:apply-style-name="above" calcext:value="&gt;0.649" calcext:base-cell-address="Tabelle1.AG44"/>
          </calcext:conditional-format>
          <calcext:conditional-format calcext:target-range-address="Tabelle1.AB45:Tabelle1.AD45">
            <calcext:condition calcext:apply-style-name="above" calcext:value="&gt;0.649" calcext:base-cell-address="Tabelle1.AB45"/>
          </calcext:conditional-format>
          <calcext:conditional-format calcext:target-range-address="Tabelle1.AG45:Tabelle1.AG45">
            <calcext:condition calcext:apply-style-name="above" calcext:value="&gt;0.649" calcext:base-cell-address="Tabelle1.AG45"/>
          </calcext:conditional-format>
          <calcext:conditional-format calcext:target-range-address="Tabelle1.AB47:Tabelle1.AD47">
            <calcext:condition calcext:apply-style-name="above" calcext:value="&gt;0.649" calcext:base-cell-address="Tabelle1.AB47"/>
          </calcext:conditional-format>
          <calcext:conditional-format calcext:target-range-address="Tabelle1.AG47:Tabelle1.AG47">
            <calcext:condition calcext:apply-style-name="above" calcext:value="&gt;0.649" calcext:base-cell-address="Tabelle1.AG47"/>
          </calcext:conditional-format>
          <calcext:conditional-format calcext:target-range-address="Tabelle1.AB48:Tabelle1.AD49">
            <calcext:condition calcext:apply-style-name="above" calcext:value="&gt;0.649" calcext:base-cell-address="Tabelle1.AB48"/>
          </calcext:conditional-format>
          <calcext:conditional-format calcext:target-range-address="Tabelle1.AG48:Tabelle1.AG49">
            <calcext:condition calcext:apply-style-name="above" calcext:value="&gt;0.649" calcext:base-cell-address="Tabelle1.AG48"/>
          </calcext:conditional-format>
          <calcext:conditional-format calcext:target-range-address="Tabelle1.AB62:Tabelle1.AD62">
            <calcext:condition calcext:apply-style-name="above" calcext:value="&gt;0.649" calcext:base-cell-address="Tabelle1.AB62"/>
          </calcext:conditional-format>
          <calcext:conditional-format calcext:target-range-address="Tabelle1.AB61:Tabelle1.AD61">
            <calcext:condition calcext:apply-style-name="above" calcext:value="&gt;0.649" calcext:base-cell-address="Tabelle1.AB61"/>
          </calcext:conditional-format>
          <calcext:conditional-format calcext:target-range-address="Tabelle1.AB63:Tabelle1.AD63">
            <calcext:condition calcext:apply-style-name="above" calcext:value="&gt;0.649" calcext:base-cell-address="Tabelle1.AB63"/>
          </calcext:conditional-format>
          <calcext:conditional-format calcext:target-range-address="Tabelle1.AB58:Tabelle1.AD58">
            <calcext:condition calcext:apply-style-name="above" calcext:value="&gt;0.649" calcext:base-cell-address="Tabelle1.AB58"/>
          </calcext:conditional-format>
          <calcext:conditional-format calcext:target-range-address="Tabelle1.AG58:Tabelle1.AG58">
            <calcext:condition calcext:apply-style-name="above" calcext:value="&gt;0.649" calcext:base-cell-address="Tabelle1.AG58"/>
          </calcext:conditional-format>
          <calcext:conditional-format calcext:target-range-address="Tabelle1.AB64:Tabelle1.AD64">
            <calcext:condition calcext:apply-style-name="above" calcext:value="&gt;0.649" calcext:base-cell-address="Tabelle1.AB64"/>
          </calcext:conditional-format>
          <calcext:conditional-format calcext:target-range-address="Tabelle1.AB53:Tabelle1.AD53">
            <calcext:condition calcext:apply-style-name="above" calcext:value="&gt;0.649" calcext:base-cell-address="Tabelle1.AB53"/>
          </calcext:conditional-format>
          <calcext:conditional-format calcext:target-range-address="Tabelle1.AG53:Tabelle1.AG53">
            <calcext:condition calcext:apply-style-name="above" calcext:value="&gt;0.649" calcext:base-cell-address="Tabelle1.AG53"/>
          </calcext:conditional-format>
          <calcext:conditional-format calcext:target-range-address="Tabelle1.AB52:Tabelle1.AD52">
            <calcext:condition calcext:apply-style-name="above" calcext:value="&gt;0.649" calcext:base-cell-address="Tabelle1.AB52"/>
          </calcext:conditional-format>
          <calcext:conditional-format calcext:target-range-address="Tabelle1.AG52:Tabelle1.AG52">
            <calcext:condition calcext:apply-style-name="above" calcext:value="&gt;0.649" calcext:base-cell-address="Tabelle1.AG52"/>
          </calcext:conditional-format>
          <calcext:conditional-format calcext:target-range-address="Tabelle1.AB73:Tabelle1.AD73">
            <calcext:condition calcext:apply-style-name="above" calcext:value="&gt;0.649" calcext:base-cell-address="Tabelle1.AB73"/>
          </calcext:conditional-format>
          <calcext:conditional-format calcext:target-range-address="Tabelle1.AB74:Tabelle1.AD74">
            <calcext:condition calcext:apply-style-name="above" calcext:value="&gt;0.649" calcext:base-cell-address="Tabelle1.AB74"/>
          </calcext:conditional-format>
          <calcext:conditional-format calcext:target-range-address="Tabelle1.AB74:Tabelle1.AD74">
            <calcext:condition calcext:apply-style-name="above" calcext:value="&gt;0.649" calcext:base-cell-address="Tabelle1.AB74"/>
          </calcext:conditional-format>
          <calcext:conditional-format calcext:target-range-address="Tabelle1.AB75:Tabelle1.AD75">
            <calcext:condition calcext:apply-style-name="above" calcext:value="&gt;0.649" calcext:base-cell-address="Tabelle1.AB75"/>
          </calcext:conditional-format>
          <calcext:conditional-format calcext:target-range-address="Tabelle1.AB76:Tabelle1.AD84">
            <calcext:condition calcext:apply-style-name="above" calcext:value="&gt;0.649" calcext:base-cell-address="Tabelle1.AB76"/>
          </calcext:conditional-format>
          <calcext:conditional-format calcext:target-range-address="Tabelle1.AB85:Tabelle1.AD108">
            <calcext:condition calcext:apply-style-name="above" calcext:value="&gt;0.649" calcext:base-cell-address="Tabelle1.AB85"/>
          </calcext:conditional-format>
          <calcext:conditional-format calcext:target-range-address="Tabelle1.AG50:Tabelle1.AG51">
            <calcext:condition calcext:apply-style-name="above" calcext:value="&gt;0.649" calcext:base-cell-address="Tabelle1.AG50"/>
          </calcext:conditional-format>
          <calcext:conditional-format calcext:target-range-address="Tabelle1.AB50:Tabelle1.AD50">
            <calcext:condition calcext:apply-style-name="above" calcext:value="&gt;0.649" calcext:base-cell-address="Tabelle1.AB50"/>
          </calcext:conditional-format>
          <calcext:conditional-format calcext:target-range-address="Tabelle1.AB51:Tabelle1.AD51">
            <calcext:condition calcext:apply-style-name="above" calcext:value="&gt;0.649" calcext:base-cell-address="Tabelle1.AB51"/>
          </calcext:conditional-format>
          <calcext:conditional-format calcext:target-range-address="Tabelle1.AG54:Tabelle1.AG55">
            <calcext:condition calcext:apply-style-name="above" calcext:value="&gt;0.649" calcext:base-cell-address="Tabelle1.AG54"/>
          </calcext:conditional-format>
          <calcext:conditional-format calcext:target-range-address="Tabelle1.AB54:Tabelle1.AD54">
            <calcext:condition calcext:apply-style-name="above" calcext:value="&gt;0.649" calcext:base-cell-address="Tabelle1.AB54"/>
          </calcext:conditional-format>
          <calcext:conditional-format calcext:target-range-address="Tabelle1.AB55:Tabelle1.AD55">
            <calcext:condition calcext:apply-style-name="above" calcext:value="&gt;0.649" calcext:base-cell-address="Tabelle1.AB55"/>
          </calcext:conditional-format>
          <calcext:conditional-format calcext:target-range-address="Tabelle1.AG56:Tabelle1.AG57 Tabelle1.AG61:Tabelle1.AG108">
            <calcext:condition calcext:apply-style-name="above" calcext:value="&gt;0.649" calcext:base-cell-address="Tabelle1.AG56"/>
          </calcext:conditional-format>
          <calcext:conditional-format calcext:target-range-address="Tabelle1.AB57:Tabelle1.AD57">
            <calcext:condition calcext:apply-style-name="above" calcext:value="&gt;0.649" calcext:base-cell-address="Tabelle1.AB57"/>
          </calcext:conditional-format>
          <calcext:conditional-format calcext:target-range-address="Tabelle1.AG59:Tabelle1.AG60">
            <calcext:condition calcext:apply-style-name="above" calcext:value="&gt;0.649" calcext:base-cell-address="Tabelle1.AG59"/>
          </calcext:conditional-format>
        </calcext:conditional-formats>
      </table:table>
      <table:named-expressions/>
      <table:database-ranges>
        <table:database-range table:name="__Anonymous_Sheet_DB__0" table:target-range-address="Tabelle1.B1:Tabelle1.AH109" table:display-filter-buttons="tru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7:11:06.1455125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1-18T17:13:38.466993387</dc:date>
    <meta:editing-duration>PT12H29M14S</meta:editing-duration>
    <meta:editing-cycles>77</meta:editing-cycles>
    <meta:generator>LibreOffice/5.1.6.2$Linux_X86_64 LibreOffice_project/10m0$Build-2</meta:generator>
    <meta:document-statistic meta:table-count="1" meta:cell-count="3117" meta:object-count="0"/>
  </office:meta>
</office:document-meta>
</file>